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B93A0289EBFF4C5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3.3126in"/>
        </style:tab-stops>
      </style:paragraph-properties>
      <style:text-properties style:font-name="Arial" style:font-name-complex="Arial"/>
    </style:style>
    <style:style style:name="P2" style:family="paragraph" style:parent-style-name="Standard">
      <style:text-properties style:use-window-font-color="true" style:font-name="Times New Roman" fo:font-size="12pt" fo:language="en" fo:country="US" fo:font-style="normal" fo:font-weight="normal" officeooo:rsid="008e06a8" officeooo:paragraph-rsid="009b0e4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3" style:family="paragraph" style:parent-style-name="Standard">
      <style:text-properties style:use-window-font-color="true" style:font-name="Times New Roman" fo:font-size="12pt" fo:language="en" fo:country="US" fo:font-style="normal" fo:font-weight="normal" officeooo:paragraph-rsid="009a0c8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4" style:family="paragraph" style:parent-style-name="Standard">
      <style:text-properties style:use-window-font-color="true" style:font-name="Times New Roman" fo:font-size="12pt" fo:language="en" fo:country="US" fo:font-style="normal" fo:font-weight="normal" officeooo:paragraph-rsid="009b0e4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5" style:family="paragraph" style:parent-style-name="Standard">
      <style:text-properties style:use-window-font-color="true" style:font-name="Times New Roman" fo:font-size="12pt" fo:language="en" fo:country="US" fo:font-style="italic" style:text-underline-style="none" fo:font-weight="bold" officeooo:paragraph-rsid="009a0c8c" style:font-name-asian="Lucida Sans Unicode"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6" style:family="paragraph" style:parent-style-name="Standard">
      <style:text-properties style:use-window-font-color="true" style:font-name="Times New Roman" fo:font-size="12pt" fo:language="en" fo:country="US" fo:font-style="italic" style:text-underline-style="none" fo:font-weight="bold" officeooo:paragraph-rsid="009b0e47" style:font-name-asian="Lucida Sans Unicode"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7" style:family="paragraph" style:parent-style-name="Standard">
      <style:text-properties style:text-underline-style="solid" style:text-underline-width="auto" style:text-underline-color="font-color" fo:font-weight="bold" officeooo:paragraph-rsid="0099c8c3" style:font-weight-asian="bold" style:font-weight-complex="bold"/>
    </style:style>
    <style:style style:name="P8" style:family="paragraph" style:parent-style-name="HeadingRecipe">
      <style:paragraph-properties fo:break-before="page"/>
    </style:style>
    <style:style style:name="P9" style:family="paragraph" style:parent-style-name="HeadingRecipe">
      <style:paragraph-properties fo:break-before="page"/>
      <style:text-properties officeooo:paragraph-rsid="00234087"/>
    </style:style>
    <style:style style:name="P10" style:family="paragraph" style:parent-style-name="HeadingRecipe">
      <style:paragraph-properties fo:break-before="page"/>
      <style:text-properties officeooo:rsid="0092a198" officeooo:paragraph-rsid="0099c8c3"/>
    </style:style>
    <style:style style:name="P11" style:family="paragraph" style:parent-style-name="HeadingRecipe">
      <style:paragraph-properties fo:break-before="page"/>
      <style:text-properties officeooo:paragraph-rsid="009cc3d9"/>
    </style:style>
    <style:style style:name="P12" style:family="paragraph" style:parent-style-name="ChapterSubHeading">
      <style:paragraph-properties fo:break-before="page"/>
    </style:style>
    <style:style style:name="P13" style:family="paragraph" style:parent-style-name="HeadingRecipeIngredients">
      <style:text-properties fo:font-size="12pt" fo:font-style="italic" style:text-underline-style="solid" style:text-underline-width="auto" style:text-underline-color="font-color" fo:font-weight="bold" officeooo:paragraph-rsid="0078f160" style:font-size-asian="12pt" style:font-style-asian="italic" style:font-weight-asian="bold" style:font-size-complex="12pt" style:font-style-complex="italic" style:font-weight-complex="bold"/>
    </style:style>
    <style:style style:name="P14" style:family="paragraph" style:parent-style-name="HeadingRecipeIngredients">
      <style:text-properties fo:font-size="12pt" fo:font-style="italic" style:text-underline-style="solid" style:text-underline-width="auto" style:text-underline-color="font-color" fo:font-weight="bold" officeooo:paragraph-rsid="00795721" style:font-size-asian="12pt" style:font-style-asian="italic" style:font-weight-asian="bold" style:font-size-complex="12pt" style:font-style-complex="italic" style:font-weight-complex="bold"/>
    </style:style>
    <style:style style:name="P15" style:family="paragraph" style:parent-style-name="HeadingRecipeIngredients">
      <style:text-properties fo:font-size="12pt" fo:font-style="italic" style:text-underline-style="solid" style:text-underline-width="auto" style:text-underline-color="font-color" fo:font-weight="bold" officeooo:paragraph-rsid="007e3d67" style:font-size-asian="12pt" style:font-style-asian="italic" style:font-weight-asian="bold" style:font-size-complex="12pt" style:font-style-complex="italic" style:font-weight-complex="bold"/>
    </style:style>
    <style:style style:name="P16" style:family="paragraph" style:parent-style-name="HeadingRecipeIngredients">
      <style:text-properties style:use-window-font-color="true"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7" style:family="paragraph" style:parent-style-name="HeadingRecipeIngredients">
      <style:text-properties officeooo:paragraph-rsid="00234087"/>
    </style:style>
    <style:style style:name="P18" style:family="paragraph" style:parent-style-name="HeadingRecipeIngredients">
      <style:text-properties officeooo:paragraph-rsid="00253560"/>
    </style:style>
    <style:style style:name="P19" style:family="paragraph" style:parent-style-name="HeadingRecipeIngredients">
      <style:text-properties officeooo:paragraph-rsid="005f91e7"/>
    </style:style>
    <style:style style:name="P20" style:family="paragraph" style:parent-style-name="HeadingRecipeIngredients">
      <style:text-properties officeooo:paragraph-rsid="006ad284"/>
    </style:style>
    <style:style style:name="P21" style:family="paragraph" style:parent-style-name="HeadingRecipeIngredients">
      <style:text-properties officeooo:paragraph-rsid="00889fa9"/>
    </style:style>
    <style:style style:name="P22" style:family="paragraph" style:parent-style-name="HeadingRecipeIngredients">
      <style:text-properties officeooo:paragraph-rsid="009a0c8c"/>
    </style:style>
    <style:style style:name="P23" style:family="paragraph" style:parent-style-name="HeadingRecipeIngredients">
      <style:text-properties officeooo:paragraph-rsid="009b0e47"/>
    </style:style>
    <style:style style:name="P24" style:family="paragraph" style:parent-style-name="HeadingRecipeIngredients">
      <style:text-properties officeooo:paragraph-rsid="00ad1f43"/>
    </style:style>
    <style:style style:name="P25" style:family="paragraph" style:parent-style-name="HeadingRecipeIngredients">
      <style:text-properties officeooo:paragraph-rsid="00ae21d3"/>
    </style:style>
    <style:style style:name="P26"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27"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83a358"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officeooo:paragraph-rsid="0089545f"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29" style:family="paragraph" style:parent-style-name="TextBodyIngredients">
      <style:text-properties style:use-window-font-color="true" style:font-name="Times New Roman" fo:font-size="12pt" fo:language="en" fo:country="US" fo:font-style="normal" style:text-underline-style="none" fo:font-weight="normal" style:font-name-asian="SimSun1" style:font-size-asian="12pt" style:language-asian="zh" style:country-asian="CN" style:font-style-asian="normal" style:font-weight-asian="normal" style:font-name-complex="Mangal1" style:font-size-complex="12pt" style:language-complex="hi" style:country-complex="IN"/>
    </style:style>
    <style:style style:name="P30" style:family="paragraph" style:parent-style-name="TextBodyIngredients">
      <style:text-properties style:use-window-font-color="true" style:font-name="Times New Roman" fo:font-size="12pt" fo:language="en" fo:country="US" fo:font-style="normal" style:text-underline-style="none" fo:font-weight="normal" officeooo:paragraph-rsid="0099c8c3" style:font-name-asian="SimSun1" style:font-size-asian="12pt" style:language-asian="zh" style:country-asian="CN" style:font-style-asian="normal" style:font-weight-asian="normal" style:font-name-complex="Mangal1" style:font-size-complex="12pt" style:language-complex="hi" style:country-complex="IN"/>
    </style:style>
    <style:style style:name="P31" style:family="paragraph" style:parent-style-name="TextBodyIngredients">
      <style:text-properties style:use-window-font-color="true" style:font-name="Times New Roman" fo:font-size="12pt" fo:language="en" fo:country="US" fo:font-style="normal" style:text-underline-style="none" fo:font-weight="normal" officeooo:rsid="0092a198" officeooo:paragraph-rsid="0099c8c3" style:font-name-asian="SimSun1" style:font-size-asian="12pt" style:language-asian="zh" style:country-asian="CN" style:font-style-asian="normal" style:font-weight-asian="normal" style:font-name-complex="Mangal1" style:font-size-complex="12pt" style:language-complex="hi" style:country-complex="IN"/>
    </style:style>
    <style:style style:name="P32" style:family="paragraph" style:parent-style-name="TextBodyIngredients">
      <style:text-properties style:use-window-font-color="true" style:font-name="Times New Roman" fo:font-size="12pt" fo:language="en" fo:country="US" fo:font-style="normal" style:text-underline-style="none" fo:font-weight="normal" officeooo:rsid="0093888c" officeooo:paragraph-rsid="0099c8c3" style:font-name-asian="SimSun1" style:font-size-asian="12pt" style:language-asian="zh" style:country-asian="CN" style:font-style-asian="normal" style:font-weight-asian="normal" style:font-name-complex="Mangal1" style:font-size-complex="12pt" style:language-complex="hi" style:country-complex="IN"/>
    </style:style>
    <style:style style:name="P33" style:family="paragraph" style:parent-style-name="TextBodyIngredients">
      <style:text-properties style:use-window-font-color="true" style:font-name="Times New Roman" fo:font-size="12pt" fo:language="en" fo:country="US" fo:font-style="normal" style:text-underline-style="none" fo:font-weight="normal" officeooo:rsid="0096d948" officeooo:paragraph-rsid="0099c8c3" style:font-name-asian="SimSun1" style:font-size-asian="12pt" style:language-asian="zh" style:country-asian="CN" style:font-style-asian="normal" style:font-weight-asian="normal" style:font-name-complex="Mangal1" style:font-size-complex="12pt" style:language-complex="hi" style:country-complex="IN"/>
    </style:style>
    <style:style style:name="P34" style:family="paragraph" style:parent-style-name="TextBodyIngredients">
      <style:text-properties style:use-window-font-color="true" style:font-name="Times New Roman" fo:font-size="12pt" fo:language="en" fo:country="US" fo:font-style="normal" style:text-underline-style="none" fo:font-weight="normal" officeooo:rsid="009510a7" officeooo:paragraph-rsid="0099c8c3" style:font-name-asian="SimSun1" style:font-size-asian="12pt" style:language-asian="zh" style:country-asian="CN" style:font-style-asian="normal" style:font-weight-asian="normal" style:font-name-complex="Mangal1" style:font-size-complex="12pt" style:language-complex="hi" style:country-complex="IN"/>
    </style:style>
    <style:style style:name="P35" style:family="paragraph" style:parent-style-name="TextBodyIngredients">
      <style:text-properties style:use-window-font-color="true" style:font-name="Times New Roman" fo:font-size="12pt" fo:language="en" fo:country="US" fo:font-style="normal" style:text-underline-style="none" fo:font-weight="normal" officeooo:rsid="00889fa9" officeooo:paragraph-rsid="006afa5c" style:font-name-asian="SimSun1" style:font-size-asian="12pt" style:language-asian="zh" style:country-asian="CN" style:font-style-asian="normal" style:font-weight-asian="normal" style:font-name-complex="Mangal1" style:font-size-complex="12pt" style:language-complex="hi" style:country-complex="IN"/>
    </style:style>
    <style:style style:name="P36" style:family="paragraph" style:parent-style-name="TextBodyIngredients">
      <style:text-properties style:use-window-font-color="true" style:font-name="Times New Roman" fo:font-size="12pt" fo:language="en" fo:country="US" fo:font-style="normal" style:text-underline-style="none" fo:font-weight="normal" officeooo:rsid="00889fa9" officeooo:paragraph-rsid="00889fa9" style:font-name-asian="SimSun1" style:font-size-asian="12pt" style:language-asian="zh" style:country-asian="CN" style:font-style-asian="normal" style:font-weight-asian="normal" style:font-name-complex="Mangal1" style:font-size-complex="12pt" style:language-complex="hi" style:country-complex="IN"/>
    </style:style>
    <style:style style:name="P37" style:family="paragraph" style:parent-style-name="TextBodyIngredients">
      <style:text-properties officeooo:paragraph-rsid="002b1e6f"/>
    </style:style>
    <style:style style:name="P38" style:family="paragraph" style:parent-style-name="TextBodyIngredients">
      <style:text-properties officeooo:paragraph-rsid="0035261a"/>
    </style:style>
    <style:style style:name="P39" style:family="paragraph" style:parent-style-name="TextBodyIngredients">
      <style:text-properties officeooo:paragraph-rsid="004fc13a"/>
    </style:style>
    <style:style style:name="P40" style:family="paragraph" style:parent-style-name="TextBodyIngredients">
      <style:text-properties officeooo:paragraph-rsid="005cf2ab"/>
    </style:style>
    <style:style style:name="P41" style:family="paragraph" style:parent-style-name="TextBodyIngredients">
      <style:text-properties officeooo:paragraph-rsid="005f91e7"/>
    </style:style>
    <style:style style:name="P42" style:family="paragraph" style:parent-style-name="TextBodyIngredients">
      <style:text-properties officeooo:rsid="005f91e7" officeooo:paragraph-rsid="005f91e7"/>
    </style:style>
    <style:style style:name="P43" style:family="paragraph" style:parent-style-name="TextBodyIngredients">
      <style:text-properties officeooo:rsid="0061e70f" officeooo:paragraph-rsid="0061e70f"/>
    </style:style>
    <style:style style:name="P44" style:family="paragraph" style:parent-style-name="TextBodyIngredients">
      <style:text-properties officeooo:rsid="00620f35" officeooo:paragraph-rsid="00620f35"/>
    </style:style>
    <style:style style:name="P45" style:family="paragraph" style:parent-style-name="TextBodyIngredients">
      <style:text-properties officeooo:paragraph-rsid="006ad284"/>
    </style:style>
    <style:style style:name="P46" style:family="paragraph" style:parent-style-name="TextBodyIngredients">
      <style:text-properties officeooo:rsid="006ad284" officeooo:paragraph-rsid="006ad284"/>
    </style:style>
    <style:style style:name="P47" style:family="paragraph" style:parent-style-name="TextBodyIngredients">
      <style:text-properties officeooo:rsid="006ad284" officeooo:paragraph-rsid="00889fa9"/>
    </style:style>
    <style:style style:name="P48" style:family="paragraph" style:parent-style-name="TextBodyIngredients">
      <style:text-properties officeooo:rsid="006afa5c" officeooo:paragraph-rsid="006afa5c"/>
    </style:style>
    <style:style style:name="P49" style:family="paragraph" style:parent-style-name="TextBodyIngredients">
      <style:text-properties officeooo:rsid="0076294b" officeooo:paragraph-rsid="0078f160"/>
    </style:style>
    <style:style style:name="P50" style:family="paragraph" style:parent-style-name="TextBodyIngredients">
      <style:text-properties officeooo:rsid="0076294b" officeooo:paragraph-rsid="007c49c8"/>
    </style:style>
    <style:style style:name="P51" style:family="paragraph" style:parent-style-name="TextBodyIngredients">
      <style:text-properties officeooo:paragraph-rsid="0078f160"/>
    </style:style>
    <style:style style:name="P52" style:family="paragraph" style:parent-style-name="TextBodyIngredients">
      <style:text-properties officeooo:rsid="00795721" officeooo:paragraph-rsid="00795721"/>
    </style:style>
    <style:style style:name="P53" style:family="paragraph" style:parent-style-name="TextBodyIngredients">
      <style:text-properties officeooo:rsid="00795721" officeooo:paragraph-rsid="007e3d67"/>
    </style:style>
    <style:style style:name="P54" style:family="paragraph" style:parent-style-name="TextBodyIngredients">
      <style:text-properties officeooo:rsid="007acc85" officeooo:paragraph-rsid="007acc85"/>
    </style:style>
    <style:style style:name="P55" style:family="paragraph" style:parent-style-name="TextBodyIngredients">
      <style:text-properties officeooo:rsid="007c49c8" officeooo:paragraph-rsid="007c49c8"/>
    </style:style>
    <style:style style:name="P56" style:family="paragraph" style:parent-style-name="TextBodyIngredients">
      <style:text-properties officeooo:rsid="007e3d67" officeooo:paragraph-rsid="007e3d67"/>
    </style:style>
    <style:style style:name="P57" style:family="paragraph" style:parent-style-name="TextBodyIngredients">
      <style:text-properties officeooo:paragraph-rsid="0083a358"/>
    </style:style>
    <style:style style:name="P58" style:family="paragraph" style:parent-style-name="TextBodyIngredients">
      <style:text-properties officeooo:rsid="0087d9f9" officeooo:paragraph-rsid="0087d9f9"/>
    </style:style>
    <style:style style:name="P59" style:family="paragraph" style:parent-style-name="TextBodyIngredients">
      <style:text-properties officeooo:paragraph-rsid="00889fa9"/>
    </style:style>
    <style:style style:name="P60" style:family="paragraph" style:parent-style-name="TextBodyIngredients">
      <style:text-properties officeooo:rsid="00889fa9" officeooo:paragraph-rsid="00889fa9"/>
    </style:style>
    <style:style style:name="P61" style:family="paragraph" style:parent-style-name="TextBodyIngredients">
      <style:text-properties officeooo:paragraph-rsid="0089545f"/>
    </style:style>
    <style:style style:name="P62" style:family="paragraph" style:parent-style-name="TextBodyIngredients">
      <style:text-properties officeooo:paragraph-rsid="008aefd5"/>
    </style:style>
    <style:style style:name="P63" style:family="paragraph" style:parent-style-name="TextBodyIngredients">
      <style:text-properties officeooo:rsid="008aefd5" officeooo:paragraph-rsid="008aefd5"/>
    </style:style>
    <style:style style:name="P64" style:family="paragraph" style:parent-style-name="TextBodyIngredients">
      <style:text-properties officeooo:paragraph-rsid="009b0e47"/>
    </style:style>
    <style:style style:name="P65" style:family="paragraph" style:parent-style-name="TextBodyIngredients">
      <style:text-properties officeooo:rsid="00a9b99a" officeooo:paragraph-rsid="00a9b99a"/>
    </style:style>
    <style:style style:name="P66" style:family="paragraph" style:parent-style-name="TextBodyIngredients">
      <style:text-properties officeooo:paragraph-rsid="00ad1f43"/>
    </style:style>
    <style:style style:name="P67" style:family="paragraph" style:parent-style-name="TextBodyIngredients">
      <style:text-properties officeooo:rsid="00ad1f43" officeooo:paragraph-rsid="00ad1f43"/>
    </style:style>
    <style:style style:name="P68" style:family="paragraph" style:parent-style-name="TextBodyIngredients">
      <style:text-properties officeooo:paragraph-rsid="00ae21d3"/>
    </style:style>
    <style:style style:name="P69" style:family="paragraph" style:parent-style-name="HeadingRecipeHints">
      <style:text-properties style:font-name="Times New Roman1" style:font-name-asian="SimSun1" style:font-name-complex="Times New Roman1"/>
    </style:style>
    <style:style style:name="P70" style:family="paragraph" style:parent-style-name="HeadingRecipeHints">
      <style:text-properties officeooo:paragraph-rsid="005f91e7"/>
    </style:style>
    <style:style style:name="P71" style:family="paragraph" style:parent-style-name="HeadingRecipeHints">
      <style:text-properties officeooo:paragraph-rsid="006ad284"/>
    </style:style>
    <style:style style:name="P72" style:family="paragraph" style:parent-style-name="HeadingRecipeHints">
      <style:text-properties officeooo:rsid="0076294b" officeooo:paragraph-rsid="0078f160"/>
    </style:style>
    <style:style style:name="P73" style:family="paragraph" style:parent-style-name="HeadingRecipeHints">
      <style:text-properties officeooo:paragraph-rsid="0078f160"/>
    </style:style>
    <style:style style:name="P74" style:family="paragraph" style:parent-style-name="HeadingRecipeHints">
      <style:text-properties officeooo:paragraph-rsid="00795721"/>
    </style:style>
    <style:style style:name="P75" style:family="paragraph" style:parent-style-name="HeadingRecipeHints">
      <style:text-properties officeooo:rsid="00795721" officeooo:paragraph-rsid="00795721"/>
    </style:style>
    <style:style style:name="P76" style:family="paragraph" style:parent-style-name="HeadingRecipeHints">
      <style:text-properties officeooo:paragraph-rsid="007c49c8"/>
    </style:style>
    <style:style style:name="P77" style:family="paragraph" style:parent-style-name="HeadingRecipeHints">
      <style:text-properties officeooo:paragraph-rsid="0083a358"/>
    </style:style>
    <style:style style:name="P78" style:family="paragraph" style:parent-style-name="HeadingRecipeHints">
      <style:text-properties officeooo:paragraph-rsid="00889fa9"/>
    </style:style>
    <style:style style:name="P79" style:family="paragraph" style:parent-style-name="HeadingRecipeHints">
      <style:text-properties officeooo:rsid="0093888c" officeooo:paragraph-rsid="0099c8c3"/>
    </style:style>
    <style:style style:name="P80" style:family="paragraph" style:parent-style-name="HeadingRecipeHints">
      <style:text-properties officeooo:paragraph-rsid="00ad1f43"/>
    </style:style>
    <style:style style:name="P81" style:family="paragraph" style:parent-style-name="HeadingRecipeHints">
      <style:text-properties officeooo:paragraph-rsid="00ae21d3"/>
    </style:style>
    <style:style style:name="P82" style:family="paragraph" style:parent-style-name="HeadingRecipeServes">
      <style:text-properties style:use-window-font-color="true" style:font-name="Times New Roman" fo:font-size="12pt" fo:language="en" fo:country="US" fo:font-style="italic" style:text-underline-style="none"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83" style:family="paragraph" style:parent-style-name="HeadingRecipeServes">
      <style:text-properties style:use-window-font-color="true" style:font-name="Times New Roman" fo:font-size="12pt" fo:language="en" fo:country="US" fo:font-style="italic" style:text-underline-style="none" fo:font-weight="bold" officeooo:paragraph-rsid="00234087"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84" style:family="paragraph" style:parent-style-name="HeadingRecipeServes">
      <style:text-properties officeooo:paragraph-rsid="0089545f"/>
    </style:style>
    <style:style style:name="P85" style:family="paragraph" style:parent-style-name="HeadingRecipeServes">
      <style:text-properties officeooo:paragraph-rsid="008aefd5"/>
    </style:style>
    <style:style style:name="P86" style:family="paragraph" style:parent-style-name="HeadingRecipeInstructions">
      <style:text-properties style:use-window-font-color="true" style:font-name="Times New Roman" fo:language="en" fo:country="US" fo:font-weight="normal" style:font-name-asian="Times New Roman" style:language-asian="zxx" style:country-asian="none" style:font-weight-asian="normal" style:font-name-complex="Times New Roman" style:language-complex="ar" style:country-complex="SA" style:font-weight-complex="normal"/>
    </style:style>
    <style:style style:name="P87" style:family="paragraph" style:parent-style-name="HeadingRecipeInstructions">
      <style:text-properties officeooo:paragraph-rsid="002b1e6f"/>
    </style:style>
    <style:style style:name="P88" style:family="paragraph" style:parent-style-name="HeadingRecipeInstructions">
      <style:text-properties officeooo:paragraph-rsid="002e9791"/>
    </style:style>
    <style:style style:name="P89" style:family="paragraph" style:parent-style-name="HeadingRecipeInstructions">
      <style:text-properties officeooo:paragraph-rsid="005f91e7"/>
    </style:style>
    <style:style style:name="P90" style:family="paragraph" style:parent-style-name="HeadingRecipeInstructions">
      <style:text-properties officeooo:paragraph-rsid="006ad284"/>
    </style:style>
    <style:style style:name="P91" style:family="paragraph" style:parent-style-name="HeadingRecipeInstructions">
      <style:text-properties officeooo:paragraph-rsid="0078f160"/>
    </style:style>
    <style:style style:name="P92" style:family="paragraph" style:parent-style-name="HeadingRecipeInstructions">
      <style:text-properties officeooo:paragraph-rsid="00795721"/>
    </style:style>
    <style:style style:name="P93" style:family="paragraph" style:parent-style-name="HeadingRecipeInstructions">
      <style:text-properties officeooo:paragraph-rsid="0083a358"/>
    </style:style>
    <style:style style:name="P94" style:family="paragraph" style:parent-style-name="HeadingRecipeInstructions">
      <style:text-properties officeooo:paragraph-rsid="00889fa9"/>
    </style:style>
    <style:style style:name="P95" style:family="paragraph" style:parent-style-name="HeadingRecipeInstructions">
      <style:text-properties officeooo:paragraph-rsid="0089545f"/>
    </style:style>
    <style:style style:name="P96" style:family="paragraph" style:parent-style-name="HeadingRecipeInstructions">
      <style:text-properties officeooo:paragraph-rsid="008aefd5"/>
    </style:style>
    <style:style style:name="P97" style:family="paragraph" style:parent-style-name="HeadingRecipeInstructions">
      <style:text-properties officeooo:paragraph-rsid="0099c8c3"/>
    </style:style>
    <style:style style:name="P98" style:family="paragraph" style:parent-style-name="HeadingRecipeInstructions">
      <style:text-properties officeooo:paragraph-rsid="009a0c8c"/>
    </style:style>
    <style:style style:name="P99" style:family="paragraph" style:parent-style-name="HeadingRecipeInstructions">
      <style:text-properties officeooo:paragraph-rsid="009b0e47"/>
    </style:style>
    <style:style style:name="P100" style:family="paragraph" style:parent-style-name="HeadingRecipeInstructions">
      <style:text-properties officeooo:paragraph-rsid="00ad1f43"/>
    </style:style>
    <style:style style:name="P101" style:family="paragraph" style:parent-style-name="HeadingRecipeInstructions">
      <style:text-properties officeooo:paragraph-rsid="00ae21d3"/>
    </style:style>
    <style:style style:name="P102" style:family="paragraph" style:parent-style-name="HeadingRecipe">
      <style:text-properties officeooo:paragraph-rsid="0078f160"/>
    </style:style>
    <style:style style:name="P103" style:family="paragraph" style:parent-style-name="HeadingRecipe">
      <style:text-properties officeooo:paragraph-rsid="00795721"/>
    </style:style>
    <style:style style:name="P104" style:family="paragraph" style:parent-style-name="HeadingRecipe">
      <style:text-properties officeooo:rsid="009b0e47"/>
    </style:style>
    <style:style style:name="P105" style:family="paragraph" style:parent-style-name="Standard" style:list-style-name="WW8Num5"/>
    <style:style style:name="P106" style:family="paragraph" style:parent-style-name="Standard" style:list-style-name="WW8Num5">
      <style:text-properties officeooo:paragraph-rsid="00ab2f21"/>
    </style:style>
    <style:style style:name="P107" style:family="paragraph" style:parent-style-name="Standard" style:list-style-name="WW8Num5">
      <style:text-properties fo:language="en" fo:country="US" style:language-asian="zxx" style:country-asian="none" style:language-complex="ar" style:country-complex="SA"/>
    </style:style>
    <style:style style:name="P108" style:family="paragraph" style:parent-style-name="Standard" style:list-style-name="TextRecipeNumbering">
      <style:text-properties fo:language="en" fo:country="US" officeooo:rsid="0093888c" officeooo:paragraph-rsid="0099c8c3" style:language-asian="zxx" style:country-asian="none" style:language-complex="ar" style:country-complex="SA"/>
    </style:style>
    <style:style style:name="P109" style:family="paragraph" style:parent-style-name="Standard" style:list-style-name="TextRecipeNumbering">
      <style:text-properties fo:language="en" fo:country="US" officeooo:rsid="009510a7" officeooo:paragraph-rsid="00a59be6" style:language-asian="zxx" style:country-asian="none" style:language-complex="ar" style:country-complex="SA"/>
    </style:style>
    <style:style style:name="P110" style:family="paragraph" style:parent-style-name="Standard" style:list-style-name="TextRecipeNumbering">
      <style:text-properties fo:language="en" fo:country="US" officeooo:rsid="009510a7" officeooo:paragraph-rsid="0099c8c3" style:language-asian="zxx" style:country-asian="none" style:language-complex="ar" style:country-complex="SA"/>
    </style:style>
    <style:style style:name="P111" style:family="paragraph" style:parent-style-name="Standard" style:list-style-name="TextRecipeNumbering"/>
    <style:style style:name="P112" style:family="paragraph" style:parent-style-name="Standard" style:list-style-name="TextRecipeNumbering">
      <style:text-properties style:use-window-font-color="true" style:font-name="Times New Roman" fo:font-size="12pt" fo:language="en" fo:country="US" fo:font-style="normal" fo:font-weight="normal" officeooo:rsid="009510a7" officeooo:paragraph-rsid="0099c8c3"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13" style:family="paragraph" style:parent-style-name="Standard" style:list-style-name="TextRecipeNumbering">
      <style:text-properties style:use-window-font-color="true" style:font-name="Times New Roman" fo:font-size="12pt" fo:language="en" fo:country="US" fo:font-style="normal" fo:font-weight="normal" officeooo:rsid="009821fc" officeooo:paragraph-rsid="0099c8c3"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14" style:family="paragraph" style:parent-style-name="Standard" style:list-style-name="TextRecipeNumbering">
      <style:text-properties style:use-window-font-color="true" style:font-name="Times New Roman" fo:font-size="12pt" fo:language="en" fo:country="US" fo:font-style="normal" fo:font-weight="normal" officeooo:rsid="00999500" officeooo:paragraph-rsid="0099c8c3"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15" style:family="paragraph" style:parent-style-name="Standard" style:list-style-name="TextRecipeNumbering">
      <style:text-properties style:use-window-font-color="true" style:font-name="Times New Roman" fo:font-size="12pt" fo:language="en" fo:country="US" fo:font-style="normal" fo:font-weight="normal" officeooo:rsid="0099c8c3" officeooo:paragraph-rsid="009a0c8c" style:letter-kerning="true" fo:background-color="transparent"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16" style:family="paragraph" style:parent-style-name="Standard" style:list-style-name="TextRecipeNumbering">
      <style:paragraph-properties fo:margin-top="0in" fo:margin-bottom="0in" loext:contextual-spacing="false"/>
      <style:text-properties style:use-window-font-color="true" style:font-name="Times New Roman" fo:font-size="12pt" fo:language="en" fo:country="US" fo:font-weight="normal" officeooo:paragraph-rsid="009a0c8c"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17" style:family="paragraph" style:parent-style-name="Standard" style:list-style-name="TextRecipeNumbering">
      <style:paragraph-properties fo:margin-top="0in" fo:margin-bottom="0in" loext:contextual-spacing="false"/>
      <style:text-properties style:use-window-font-color="true" style:font-name="Times New Roman" fo:font-size="12pt" fo:language="en" fo:country="US" fo:font-weight="normal" officeooo:paragraph-rsid="009b0e4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18" style:family="paragraph" style:parent-style-name="Standard" style:list-style-name="TextRecipeNumbering">
      <style:paragraph-properties fo:margin-top="0in" fo:margin-bottom="0in" loext:contextual-spacing="false"/>
      <style:text-properties style:use-window-font-color="true" style:font-name="Times New Roman" fo:font-size="12pt" fo:language="en" fo:country="US" fo:font-weight="normal" officeooo:rsid="008e06a8" officeooo:paragraph-rsid="009b0e47"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19" style:family="paragraph" style:parent-style-name="Standard" style:list-style-name="TextRecipeNumbering">
      <style:paragraph-properties fo:margin-top="0in" fo:margin-bottom="0in" loext:contextual-spacing="false"/>
      <style:text-properties style:use-window-font-color="true" style:font-name="Times New Roman" fo:font-size="12pt" fo:language="en" fo:country="US" fo:font-style="normal" fo:font-weight="normal" officeooo:rsid="0099c8c3" officeooo:paragraph-rsid="009b0e47" style:letter-kerning="true" fo:background-color="transparent"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20" style:family="paragraph" style:parent-style-name="HeadingRecipe" style:master-page-name="RecipeHalfPageStyle">
      <style:paragraph-properties style:page-number="auto" fo:break-before="page"/>
    </style:style>
    <style:style style:name="P121" style:family="paragraph" style:parent-style-name="HeadingRecipe" style:master-page-name="RecipeHalfPageStyle">
      <style:paragraph-properties style:page-number="auto" fo:break-before="page"/>
      <style:text-properties officeooo:paragraph-rsid="005f91e7"/>
    </style:style>
    <style:style style:name="P122" style:family="paragraph" style:parent-style-name="HeadingRecipe" style:master-page-name="RecipeHalfPageStyle">
      <style:paragraph-properties style:page-number="auto" fo:break-before="page"/>
      <style:text-properties officeooo:rsid="009b0e47" officeooo:paragraph-rsid="00ad1f43"/>
    </style:style>
    <style:style style:name="P123" style:family="paragraph" style:parent-style-name="HeadingRecipe" style:master-page-name="RecipeHalfPageStyle">
      <style:paragraph-properties style:page-number="auto" fo:break-before="page"/>
      <style:text-properties officeooo:rsid="009b0e47" officeooo:paragraph-rsid="00ae21d3"/>
    </style:style>
    <style:style style:name="P124" style:family="paragraph" style:parent-style-name="HeadingRecipe" style:master-page-name="RecipeHalfPageStyle">
      <style:paragraph-properties style:page-number="auto" fo:break-before="page"/>
      <style:text-properties officeooo:rsid="00601fcb" officeooo:paragraph-rsid="005f91e7"/>
    </style:style>
    <style:style style:name="P125" style:family="paragraph" style:parent-style-name="HeadingRecipe" style:master-page-name="RecipeHalfPageStyle">
      <style:paragraph-properties style:page-number="auto" fo:break-before="page"/>
      <style:text-properties officeooo:rsid="00601fcb" officeooo:paragraph-rsid="006ad284"/>
    </style:style>
    <style:style style:name="P126" style:family="paragraph" style:parent-style-name="HeadingRecipe" style:master-page-name="RecipeHalfPageStyle">
      <style:paragraph-properties style:page-number="auto" fo:break-before="page"/>
      <style:text-properties officeooo:rsid="00889fa9" officeooo:paragraph-rsid="00889fa9"/>
    </style:style>
    <style:style style:name="P127" style:family="paragraph" style:parent-style-name="HeadingRecipe" style:master-page-name="RecipeHalfPageStyle">
      <style:paragraph-properties style:page-number="auto" fo:break-before="page"/>
      <style:text-properties officeooo:paragraph-rsid="0089545f"/>
    </style:style>
    <style:style style:name="P128" style:family="paragraph" style:parent-style-name="HeadingRecipe" style:master-page-name="RecipeHalfPageStyle">
      <style:paragraph-properties style:page-number="auto" fo:break-before="page"/>
      <style:text-properties officeooo:rsid="008aefd5" officeooo:paragraph-rsid="008aefd5"/>
    </style:style>
    <style:style style:name="P129" style:family="paragraph" style:parent-style-name="HeadingRecipe" style:master-page-name="RecipeHalfPageStyle">
      <style:paragraph-properties style:page-number="auto" fo:break-before="page"/>
      <style:text-properties officeooo:paragraph-rsid="009a0c8c"/>
    </style:style>
    <style:style style:name="P130" style:family="paragraph" style:parent-style-name="HeadingRecipe" style:master-page-name="RecipeHalfPageStyle">
      <style:paragraph-properties style:page-number="auto" fo:break-before="page"/>
      <style:text-properties officeooo:paragraph-rsid="009b0e47"/>
    </style:style>
    <style:style style:name="P131" style:family="paragraph" style:parent-style-name="HeadingRecipe">
      <style:paragraph-properties fo:break-before="page"/>
      <style:text-properties officeooo:paragraph-rsid="00b3b834"/>
    </style:style>
    <style:style style:name="P132" style:family="paragraph" style:parent-style-name="HeadingRecipeIngredients">
      <style:text-properties officeooo:paragraph-rsid="00b3b834"/>
    </style:style>
    <style:style style:name="P133" style:family="paragraph" style:parent-style-name="TextBodyIngredients">
      <style:text-properties officeooo:rsid="00ad1f43" officeooo:paragraph-rsid="00ad1f43"/>
    </style:style>
    <style:style style:name="P134" style:family="paragraph" style:parent-style-name="TextBodyIngredients">
      <style:text-properties officeooo:paragraph-rsid="00b3b834"/>
    </style:style>
    <style:style style:name="P135" style:family="paragraph" style:parent-style-name="TextBodyIngredients">
      <style:text-properties officeooo:rsid="00b3b834" officeooo:paragraph-rsid="00b3b834"/>
    </style:style>
    <style:style style:name="P136" style:family="paragraph" style:parent-style-name="TextInstructionsNumbered" style:list-style-name="WW8Num3"/>
    <style:style style:name="P137" style:family="paragraph" style:parent-style-name="TextInstructionsNumbered" style:list-style-name="WW8Num3">
      <style:text-properties officeooo:paragraph-rsid="0083a358"/>
    </style:style>
    <style:style style:name="P138" style:family="paragraph" style:parent-style-name="TextInstructionsNumbered" style:list-style-name="WW8Num3">
      <style:text-properties officeooo:paragraph-rsid="0070335f"/>
    </style:style>
    <style:style style:name="P139" style:family="paragraph" style:parent-style-name="TextInstructionsNumbered" style:list-style-name="WW8Num3">
      <style:text-properties officeooo:paragraph-rsid="0078f160"/>
    </style:style>
    <style:style style:name="P140" style:family="paragraph" style:parent-style-name="TextInstructionsNumbered" style:list-style-name="WW8Num3">
      <style:text-properties style:use-window-font-color="true" style:font-name="Times New Roman" fo:font-size="12pt" fo:language="en" fo:country="US" fo:font-weight="normal" officeooo:rsid="0076294b" officeooo:paragraph-rsid="0078f160"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41" style:family="paragraph" style:parent-style-name="TextInstructionsNumbered" style:list-style-name="WW8Num3">
      <style:text-properties style:use-window-font-color="true" style:font-name="Times New Roman" fo:font-size="12pt" fo:language="en" fo:country="US" fo:font-weight="normal" officeooo:rsid="00795721" officeooo:paragraph-rsid="00795721"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42" style:family="paragraph" style:parent-style-name="TextInstructionsNumbered" style:list-style-name="WW8Num3">
      <style:text-properties style:use-window-font-color="true" style:font-name="Times New Roman" fo:font-size="12pt" fo:language="en" fo:country="US" fo:font-weight="normal" officeooo:rsid="007c49c8" officeooo:paragraph-rsid="00795721"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43" style:family="paragraph" style:parent-style-name="TextInstructionsNumbered" style:list-style-name="WW8Num3">
      <style:text-properties style:use-window-font-color="true" style:font-name="Times New Roman" fo:font-size="12pt" fo:language="en" fo:country="US" fo:font-weight="normal" officeooo:rsid="007c49c8" officeooo:paragraph-rsid="007c49c8"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44" style:family="paragraph" style:parent-style-name="TextInstructionsNumbered">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45" style:family="paragraph" style:parent-style-name="TextInstructionsNumbered" style:list-style-name="WW8Num6">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46" style:family="paragraph" style:parent-style-name="TextInstructionsNumbered" style:list-style-name="TextRecipeNumbering">
      <style:text-properties style:use-window-font-color="true" style:font-name="Times New Roman" fo:font-size="12pt" fo:language="en" fo:country="US" fo:font-style="normal" fo:font-weight="normal" officeooo:paragraph-rsid="005f91e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47" style:family="paragraph" style:parent-style-name="TextInstructionsNumbered" style:list-style-name="TextRecipeNumbering">
      <style:text-properties style:use-window-font-color="true" style:font-name="Times New Roman" fo:font-size="12pt" fo:language="en" fo:country="US" fo:font-style="normal" fo:font-weight="normal" officeooo:paragraph-rsid="0089545f"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48" style:family="paragraph" style:parent-style-name="TextInstructionsNumbered" style:list-style-name="WW8Num7">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49" style:family="paragraph" style:parent-style-name="TextInstructionsNumbered" style:list-style-name="WW8Num7">
      <style:text-properties style:use-window-font-color="true" style:font-name="Times New Roman" fo:font-size="12pt" fo:language="en" fo:country="US" fo:font-style="normal" fo:font-weight="normal" officeooo:rsid="00620f35"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0" style:family="paragraph" style:parent-style-name="TextInstructionsNumbered" style:list-style-name="WW8Num8">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1" style:family="paragraph" style:parent-style-name="TextInstructionsNumbered" style:list-style-name="WW8Num11">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2" style:family="paragraph" style:parent-style-name="TextInstructionsNumbered" style:list-style-name="WW8Num14">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3" style:family="paragraph" style:parent-style-name="TextInstructionsNumbered" style:list-style-name="WW8Num14">
      <style:text-properties style:use-window-font-color="true" style:font-name="Times New Roman" fo:font-size="12pt" fo:language="en" fo:country="US" fo:font-style="normal" fo:font-weight="normal" officeooo:paragraph-rsid="0088a344"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4" style:family="paragraph" style:parent-style-name="TextInstructionsNumbered" style:list-style-name="TextRecipeNumbering">
      <style:text-properties style:use-window-font-color="true" style:font-name="Times New Roman" fo:font-size="12pt" fo:language="en" fo:country="US" fo:font-style="normal" fo:font-weight="normal" officeooo:rsid="0089545f" officeooo:paragraph-rsid="0089545f"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5" style:family="paragraph" style:parent-style-name="TextInstructionsNumbered" style:list-style-name="TextRecipeNumbering">
      <style:text-properties style:use-window-font-color="true" style:font-name="Times New Roman" fo:font-size="12pt" fo:language="en" fo:country="US" fo:font-style="normal" fo:font-weight="normal" officeooo:rsid="0089545f" officeooo:paragraph-rsid="008aefd5"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6" style:family="paragraph" style:parent-style-name="TextInstructionsNumbered" style:list-style-name="WW8Num14">
      <style:text-properties style:use-window-font-color="true" style:font-name="Times New Roman" fo:font-size="12pt" fo:language="en" fo:country="US" fo:font-style="normal" style:text-underline-style="none" fo:font-weight="normal" style:letter-kerning="true" style:font-name-asian="Lucida Sans Unicode"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7" style:family="paragraph" style:parent-style-name="TextInstructionsNumbered" style:list-style-name="WW8Num14">
      <style:text-properties style:use-window-font-color="true" style:font-name="Times New Roman" fo:font-size="12pt" fo:language="en" fo:country="US" fo:font-style="normal" style:text-underline-style="none" fo:font-weight="normal" officeooo:paragraph-rsid="00aa15ec" style:letter-kerning="true" style:font-name-asian="Lucida Sans Unicode"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58" style:family="paragraph" style:parent-style-name="TextInstructionsNumbered" style:list-style-name="TextRecipeNumbering">
      <style:text-properties style:use-window-font-color="true" style:font-name="Times New Roman1" fo:font-size="12pt" fo:language="en" fo:country="US" fo:font-style="normal" fo:font-weight="normal" officeooo:rsid="008aefd5" officeooo:paragraph-rsid="008aefd5" style:letter-kerning="true" style:font-name-asian="Times New Roman"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159" style:family="paragraph" style:parent-style-name="TextInstructionsNumbered" style:list-style-name="WW8Num3">
      <style:text-properties officeooo:rsid="0076294b" officeooo:paragraph-rsid="00795721"/>
    </style:style>
    <style:style style:name="P160" style:family="paragraph" style:parent-style-name="TextInstructionsNumbered" style:list-style-name="TextRecipeNumbering">
      <style:text-properties officeooo:paragraph-rsid="00ad1f43"/>
    </style:style>
    <style:style style:name="P161" style:family="paragraph" style:parent-style-name="TextInstructionsNumbered" style:list-style-name="TextRecipeNumbering">
      <style:text-properties officeooo:paragraph-rsid="0089545f"/>
    </style:style>
    <style:style style:name="P162" style:family="paragraph" style:parent-style-name="TextInstructionsNumbered" style:list-style-name="TextRecipeNumbering">
      <style:text-properties officeooo:paragraph-rsid="00b3b834"/>
    </style:style>
    <style:style style:name="P163" style:family="paragraph" style:parent-style-name="TextInstructionsNumbered" style:list-style-name="TextRecipeNumbering">
      <style:text-properties officeooo:rsid="007f8e36" officeooo:paragraph-rsid="007f8e36"/>
    </style:style>
    <style:style style:name="P164" style:family="paragraph" style:parent-style-name="TextInstructionsNumbered" style:list-style-name="WW8Num6"/>
    <style:style style:name="P165" style:family="paragraph" style:parent-style-name="TextInstructionsNumbered" style:list-style-name="L1"/>
    <style:style style:name="P166" style:family="paragraph" style:parent-style-name="TextInstructionsNumbered" style:list-style-name="TextRecipeNumbering">
      <style:text-properties officeooo:rsid="00ad1f43" officeooo:paragraph-rsid="00ad1f43"/>
    </style:style>
    <style:style style:name="P167" style:family="paragraph" style:parent-style-name="TextInstructionsNumbered">
      <style:text-properties officeooo:paragraph-rsid="00ae21d3"/>
    </style:style>
    <style:style style:name="P168" style:family="paragraph" style:parent-style-name="TextInstructionsNumbered" style:list-style-name="">
      <style:text-properties officeooo:paragraph-rsid="00ae21d3"/>
    </style:style>
    <style:style style:name="P169" style:family="paragraph" style:parent-style-name="TextInstructionsNumbered">
      <style:text-properties officeooo:rsid="00ab2f21"/>
    </style:style>
    <style:style style:name="P170" style:family="paragraph" style:parent-style-name="TextInstructionsNumbered" style:list-style-name="WW8Num12"/>
    <style:style style:name="P171" style:family="paragraph" style:parent-style-name="TextInstructionsNumbered">
      <style:text-properties officeooo:paragraph-rsid="0087d9f9"/>
    </style:style>
    <style:style style:name="P172" style:family="paragraph" style:parent-style-name="TextInstructionsNumbered">
      <style:text-properties officeooo:rsid="005f91e7" officeooo:paragraph-rsid="005f91e7"/>
    </style:style>
    <style:style style:name="P173" style:family="paragraph" style:parent-style-name="TextInstructionsNumbered">
      <style:text-properties officeooo:rsid="006afa5c" officeooo:paragraph-rsid="006afa5c"/>
    </style:style>
    <style:style style:name="P174" style:family="paragraph" style:parent-style-name="TextInstructionsNumbered">
      <style:text-properties officeooo:rsid="006afa5c" officeooo:paragraph-rsid="0085d361"/>
    </style:style>
    <style:style style:name="P175" style:family="paragraph" style:parent-style-name="TextInstructionsNumbered">
      <style:text-properties officeooo:rsid="006ad284" officeooo:paragraph-rsid="00889fa9"/>
    </style:style>
    <style:style style:name="P176" style:family="paragraph" style:parent-style-name="TextInstructionsNumbered">
      <style:text-properties officeooo:rsid="00889fa9" officeooo:paragraph-rsid="00889fa9"/>
    </style:style>
    <style:style style:name="P177" style:family="paragraph" style:parent-style-name="TextInstructionsNumbered">
      <style:text-properties officeooo:rsid="00889fa9" officeooo:paragraph-rsid="0088a344"/>
    </style:style>
    <style:style style:name="P178" style:family="paragraph" style:parent-style-name="TextInstructionsNumbered">
      <style:text-properties officeooo:rsid="0088a344" officeooo:paragraph-rsid="0088a344"/>
    </style:style>
    <style:style style:name="P179" style:family="paragraph" style:parent-style-name="TextInstructionsNumbered" style:list-style-name="TextRecipeNumbering">
      <style:text-properties officeooo:rsid="0088a344" officeooo:paragraph-rsid="0088a344"/>
    </style:style>
    <style:style style:name="P180" style:family="paragraph" style:parent-style-name="TextInstructionsNumbered" style:list-style-name="TextRecipeNumbering">
      <style:text-properties officeooo:rsid="00b3b834" officeooo:paragraph-rsid="00b3b834"/>
    </style:style>
    <style:style style:name="P181" style:family="paragraph" style:parent-style-name="TextInstructionsNumbered">
      <style:paragraph-properties text:number-lines="false" text:line-number="0"/>
    </style:style>
    <style:style style:name="P182" style:family="paragraph" style:parent-style-name="TextInstructionsNumbered">
      <style:paragraph-properties fo:margin-left="0in" fo:margin-right="0in" fo:text-indent="0in" style:auto-text-indent="false"/>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83" style:family="paragraph" style:parent-style-name="TextInstructionsNumbered">
      <style:paragraph-properties fo:orphans="0" fo:widows="0" fo:hyphenation-ladder-count="no-limit" text:number-lines="true" text:line-number="0" style:text-autospace="ideograph-alpha" style:punctuation-wrap="hanging" style:line-break="strict" style:writing-mode="lr-tb">
        <style:tab-stops>
          <style:tab-stop style:position="0.298in"/>
        </style:tab-stops>
      </style:paragraph-properties>
      <style:text-properties style:font-name="Times New Roman" officeooo:paragraph-rsid="00234087" style:font-name-complex="Times New Roman" fo:hyphenate="false" fo:hyphenation-remain-char-count="2" fo:hyphenation-push-char-count="2"/>
    </style:style>
    <style:style style:name="P184" style:family="paragraph" style:parent-style-name="TextInstructionsNumbered">
      <style:paragraph-properties fo:orphans="0" fo:widows="0" fo:hyphenation-ladder-count="no-limit" text:number-lines="true" text:line-number="0" style:text-autospace="ideograph-alpha" style:punctuation-wrap="hanging" style:line-break="strict" style:writing-mode="lr-tb">
        <style:tab-stops>
          <style:tab-stop style:position="0.298in"/>
        </style:tab-stops>
      </style:paragraph-properties>
      <style:text-properties style:use-window-font-color="true" style:font-name="Times New Roman" fo:font-size="12pt" fo:language="en" fo:country="US" fo:font-style="normal" fo:font-weight="normal" officeooo:paragraph-rsid="0023408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style:style>
    <style:style style:name="P185" style:family="paragraph" style:parent-style-name="TextInstructionsNumbered">
      <style:paragraph-properties fo:margin-left="0.3in" fo:margin-right="0in" fo:text-indent="-0.3in" style:auto-text-indent="false"/>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86" style:family="paragraph" style:parent-style-name="TextInstructionsNumbered">
      <style:paragraph-properties fo:margin-left="0.3in" fo:margin-right="0in" fo:text-indent="-0.3in" style:auto-text-indent="false"/>
      <style:text-properties style:font-name="Times New Roman" style:font-name-complex="Times New Roman"/>
    </style:style>
    <style:style style:name="P187" style:family="paragraph" style:parent-style-name="HeadingRecipeHints">
      <style:text-properties officeooo:paragraph-rsid="00b3b834"/>
    </style:style>
    <style:style style:name="P188" style:family="paragraph" style:parent-style-name="HeadingRecipeInstructions">
      <style:text-properties officeooo:paragraph-rsid="00b3b834"/>
    </style:style>
    <style:style style:name="P189" style:family="paragraph" style:parent-style-name="ChapterSubHeading" style:master-page-name="RecipeHalfPageStyle">
      <style:paragraph-properties style:page-number="auto"/>
      <style:text-properties style:use-window-font-color="true" style:font-name="Gabriola" fo:font-size="24pt" fo:language="en" fo:country="US" fo:font-weight="bold" officeooo:rsid="009cc3d9" officeooo:paragraph-rsid="009cc3d9" fo:background-color="transparent" style:font-name-asian="MS Mincho" style:font-size-asian="12pt" style:language-asian="zxx" style:country-asian="none" style:font-weight-asian="normal" style:font-name-complex="Tahoma" style:font-size-complex="14pt" style:language-complex="ar" style:country-complex="SA" style:font-weight-complex="normal"/>
    </style:style>
    <style:style style:name="P190" style:family="paragraph" style:parent-style-name="ChapterSubHeading" style:master-page-name="RecipeHalfPageRightStyle">
      <style:paragraph-properties style:page-number="auto"/>
    </style:style>
    <style:style style:name="P191" style:family="paragraph" style:parent-style-name="ChapterSubHeading" style:master-page-name="RecipeHalfPageRightStyle">
      <style:paragraph-properties style:page-number="auto" fo:break-before="page"/>
    </style:style>
    <style:style style:name="P192" style:family="paragraph" style:parent-style-name="ChapterSubHeading" style:master-page-name="RecipeHalfPageRightStyle">
      <style:paragraph-properties style:page-number="auto" fo:break-before="page"/>
      <style:text-properties officeooo:paragraph-rsid="0099c8c3"/>
    </style:style>
    <style:style style:name="P193" style:family="paragraph" style:parent-style-name="ChapterSubHeading" style:list-style-name="TextRecipeNumbering" style:master-page-name="RecipeHalfPageRightStyle">
      <style:paragraph-properties style:page-number="auto" fo:break-before="page"/>
      <style:text-properties style:use-window-font-color="true" style:font-name="Gabriola" fo:font-size="24pt" fo:language="en" fo:country="US" fo:font-style="normal" fo:font-weight="bold" officeooo:rsid="009b0e47" officeooo:paragraph-rsid="009b0e47" style:letter-kerning="true" fo:background-color="transparent" style:font-name-asian="MS Mincho" style:font-size-asian="12pt" style:language-asian="zxx" style:country-asian="none" style:font-style-asian="normal" style:font-weight-asian="normal" style:font-name-complex="Tahoma" style:font-size-complex="14pt" style:language-complex="ar" style:country-complex="SA" style:font-style-complex="normal" style:font-weight-complex="normal"/>
    </style:style>
    <style:style style:name="P194" style:family="paragraph" style:parent-style-name="ChapterSubHeading" style:list-style-name="TextRecipeNumbering" style:master-page-name="RecipeHalfPageRightStyle">
      <style:paragraph-properties fo:margin-top="2in" fo:margin-bottom="1in" loext:contextual-spacing="false" fo:text-align="center" style:justify-single-word="false" style:page-number="auto" fo:break-before="page"/>
      <style:text-properties style:use-window-font-color="true" style:font-name="Gabriola" fo:font-size="24pt" fo:language="en" fo:country="US" fo:font-style="normal" fo:font-weight="bold" officeooo:rsid="009b0e47" officeooo:paragraph-rsid="009b0e47" style:letter-kerning="true" fo:background-color="transparent" style:font-name-asian="MS Mincho" style:font-size-asian="12pt" style:language-asian="zxx" style:country-asian="none" style:font-style-asian="normal" style:font-weight-asian="normal" style:font-name-complex="Tahoma" style:font-size-complex="14pt" style:language-complex="ar" style:country-complex="SA" style:font-style-complex="normal"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use-window-font-color="true" fo:font-size="12pt" fo:language="en" fo:country="US" fo:font-weight="normal" style:font-size-asian="12pt" style:language-asian="zxx" style:country-asian="none" style:font-weight-asian="normal" style:font-size-complex="12pt" style:language-complex="ar" style:country-complex="SA" style:font-weight-complex="normal"/>
    </style:style>
    <style:style style:name="T3" style:family="text">
      <style:text-properties style:use-window-font-color="true" style:font-name="Times New Roman"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style:font-name="Times New Roman" fo:font-size="12pt" fo:language="en" fo:country="US" fo:font-weight="normal" officeooo:rsid="005cf2ab"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5" style:family="text">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 style:family="text">
      <style:text-properties style:use-window-font-color="true" style:font-name="Times New Roman" fo:font-size="12pt" fo:language="en" fo:country="US" fo:font-style="normal" fo:font-weight="normal" officeooo:rsid="008f5ef3" style:letter-kerning="true" fo:background-color="transparent" loext:char-shading-value="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 style:family="text">
      <style:text-properties style:use-window-font-color="true" style:font-name="Times New Roman" fo:font-size="12pt" fo:language="en" fo:country="US" fo:font-style="normal" fo:font-weight="normal" officeooo:rsid="008e06a8" style:letter-kerning="true" fo:background-color="transparent" loext:char-shading-value="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 style:family="text">
      <style:text-properties style:use-window-font-color="true" style:font-name="Times New Roman" fo:font-size="12pt" fo:language="en" fo:country="US" fo:font-style="normal" fo:font-weight="normal" officeooo:rsid="009b0e47" style:letter-kerning="true" fo:background-color="transparent" loext:char-shading-value="0"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 style:family="text">
      <style:text-properties style:use-window-font-color="true" style:font-name="Times New Roman" fo:font-size="12pt" fo:language="en" fo:country="US" fo:font-style="normal" fo:font-weight="bold"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style:use-window-font-color="true" style:font-name="Times New Roman" fo:font-size="12pt" fo:language="en" fo:country="US" fo:font-style="normal" fo:font-weight="bold" officeooo:rsid="008e06a8"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style:use-window-font-color="true" style:font-name="Times New Roman" fo:font-size="12pt" fo:language="en" fo:country="US" fo:font-style="italic" style:text-underline-style="none"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font-style="italic" style:text-underline-style="none" fo:font-weight="bold" officeooo:rsid="00359109"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 style:family="text">
      <style:text-properties style:use-window-font-color="true" style:font-name="Times New Roman" fo:font-size="12pt" fo:language="en" fo:country="US" fo:font-style="italic" style:text-underline-style="none" fo:font-weight="bold" officeooo:rsid="0034fd53"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 style:family="text">
      <style:text-properties style:use-window-font-color="true" style:font-name="Times New Roman" fo:font-size="12pt" fo:language="en" fo:country="US" fo:font-style="italic" style:text-underline-style="none" fo:font-weight="bold" officeooo:rsid="0089545f"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 style:family="text">
      <style:text-properties style:use-window-font-color="true" style:font-name="Times New Roman" fo:font-size="12pt" fo:font-style="normal" fo:font-weight="normal"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T16" style:family="text">
      <style:text-properties style:use-window-font-color="true" style:font-name="Times New Roman" fo:font-size="12pt" fo:font-style="normal" fo:font-weight="normal" officeooo:rsid="009821fc"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T17" style:family="text">
      <style:text-properties style:use-window-font-color="true" style:font-name="Times New Roman" fo:font-size="12pt" fo:font-style="normal" fo:font-weight="normal" officeooo:rsid="00a59be6"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T18" style:family="text">
      <style:text-properties style:use-window-font-color="true" style:font-name="Times New Roman1" fo:font-size="12pt" fo:language="en" fo:country="US" fo:font-weight="normal" style:font-name-asian="Times New Roman" style:font-size-asian="12pt" style:language-asian="zxx" style:country-asian="none" style:font-weight-asian="normal" style:font-name-complex="Times New Roman1" style:font-size-complex="12pt" style:language-complex="ar" style:country-complex="SA" style:font-weight-complex="normal"/>
    </style:style>
    <style:style style:name="T19" style:family="text">
      <style:text-properties style:use-window-font-color="true" style:font-name="Times New Roman1"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20" style:family="text">
      <style:text-properties style:font-name="Times New Roman" fo:font-size="12pt" style:font-size-asian="12pt" style:font-name-complex="Times New Roman" style:font-size-complex="12pt"/>
    </style:style>
    <style:style style:name="T21" style:family="text">
      <style:text-properties style:font-name="Times New Roman" fo:font-size="12pt" fo:font-weight="normal" style:font-size-asian="12pt" style:font-weight-asian="normal" style:font-name-complex="Times New Roman" style:font-size-complex="12pt" style:font-weight-complex="normal"/>
    </style:style>
    <style:style style:name="T22"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3" style:family="text">
      <style:text-properties style:font-name="Times New Roman" fo:font-size="12pt" fo:font-weight="bold" style:font-size-asian="12pt" style:font-weight-asian="bold" style:font-name-complex="Times New Roman" style:font-size-complex="12pt" style:font-weight-complex="bold"/>
    </style:style>
    <style:style style:name="T24" style:family="text">
      <style:text-properties style:font-name="Times New Roman" fo:font-weight="normal" style:font-weight-asian="normal" style:font-name-complex="Times New Roman" style:font-weight-complex="normal"/>
    </style:style>
    <style:style style:name="T25" style:family="text">
      <style:text-properties style:font-name="Arial" fo:font-size="10pt" style:font-size-asian="10pt" style:font-name-complex="Arial" style:font-size-complex="10pt"/>
    </style:style>
    <style:style style:name="T26" style:family="text">
      <style:text-properties style:font-name="Arial" style:font-name-complex="Arial"/>
    </style:style>
    <style:style style:name="T27" style:family="text">
      <style:text-properties officeooo:rsid="0017aacc"/>
    </style:style>
    <style:style style:name="T28" style:family="text">
      <style:text-properties officeooo:rsid="00197e19"/>
    </style:style>
    <style:style style:name="T29" style:family="text">
      <style:text-properties officeooo:rsid="0019d884"/>
    </style:style>
    <style:style style:name="T30" style:family="text">
      <style:text-properties officeooo:rsid="001b3b25"/>
    </style:style>
    <style:style style:name="T31" style:family="text">
      <style:text-properties officeooo:rsid="001c7915"/>
    </style:style>
    <style:style style:name="T32" style:family="text">
      <style:text-properties officeooo:rsid="001dc6ce"/>
    </style:style>
    <style:style style:name="T33" style:family="text">
      <style:text-properties officeooo:rsid="001fdb54"/>
    </style:style>
    <style:style style:name="T34" style:family="text">
      <style:text-properties officeooo:rsid="002182e9"/>
    </style:style>
    <style:style style:name="T35" style:family="text">
      <style:text-properties officeooo:rsid="00234087"/>
    </style:style>
    <style:style style:name="T36" style:family="text">
      <style:text-properties officeooo:rsid="0025e237"/>
    </style:style>
    <style:style style:name="T37" style:family="text">
      <style:text-properties officeooo:rsid="002b1e6f"/>
    </style:style>
    <style:style style:name="T38" style:family="text">
      <style:text-properties officeooo:rsid="004fc13a"/>
    </style:style>
    <style:style style:name="T39" style:family="text">
      <style:text-properties officeooo:rsid="00384c14"/>
    </style:style>
    <style:style style:name="T40" style:family="text">
      <style:text-properties officeooo:rsid="005cf2ab"/>
    </style:style>
    <style:style style:name="T41" style:family="text">
      <style:text-properties officeooo:rsid="005e51ea"/>
    </style:style>
    <style:style style:name="T42" style:family="text">
      <style:text-properties officeooo:rsid="005eba70"/>
    </style:style>
    <style:style style:name="T43" style:family="text">
      <style:text-properties officeooo:rsid="005f91e7"/>
    </style:style>
    <style:style style:name="T44" style:family="text">
      <style:text-properties officeooo:rsid="00601fcb"/>
    </style:style>
    <style:style style:name="T45" style:family="text">
      <style:text-properties officeooo:rsid="0060939a"/>
    </style:style>
    <style:style style:name="T46" style:family="text">
      <style:text-properties officeooo:rsid="0061e70f"/>
    </style:style>
    <style:style style:name="T47" style:family="text">
      <style:text-properties officeooo:rsid="00620f35"/>
    </style:style>
    <style:style style:name="T48" style:family="text">
      <style:text-properties officeooo:rsid="0062c0bd"/>
    </style:style>
    <style:style style:name="T49" style:family="text">
      <style:text-properties officeooo:rsid="006453d2"/>
    </style:style>
    <style:style style:name="T50" style:family="text">
      <style:text-properties officeooo:rsid="00663d90"/>
    </style:style>
    <style:style style:name="T51" style:family="text">
      <style:text-properties officeooo:rsid="00680d3e"/>
    </style:style>
    <style:style style:name="T52" style:family="text">
      <style:text-properties officeooo:rsid="006ad284"/>
    </style:style>
    <style:style style:name="T53" style:family="text">
      <style:text-properties officeooo:rsid="006afa5c"/>
    </style:style>
    <style:style style:name="T54" style:family="text">
      <style:text-properties officeooo:rsid="0076294b"/>
    </style:style>
    <style:style style:name="T55" style:family="text">
      <style:text-properties officeooo:rsid="0076fca0"/>
    </style:style>
    <style:style style:name="T56" style:family="text">
      <style:text-properties officeooo:rsid="0078f160"/>
    </style:style>
    <style:style style:name="T57" style:family="text">
      <style:text-properties officeooo:rsid="00795721"/>
    </style:style>
    <style:style style:name="T58" style:family="text">
      <style:text-properties officeooo:rsid="007acc85"/>
    </style:style>
    <style:style style:name="T59" style:family="text">
      <style:text-properties officeooo:rsid="007c49c8"/>
    </style:style>
    <style:style style:name="T60" style:family="text">
      <style:text-properties officeooo:rsid="0083a358"/>
    </style:style>
    <style:style style:name="T61" style:family="text">
      <style:text-properties officeooo:rsid="0087d9f9"/>
    </style:style>
    <style:style style:name="T62" style:family="text">
      <style:text-properties officeooo:rsid="0089545f"/>
    </style:style>
    <style:style style:name="T63" style:family="text">
      <style:text-properties officeooo:rsid="004abb2e"/>
    </style:style>
    <style:style style:name="T64" style:family="text">
      <style:text-properties officeooo:rsid="0034fd53"/>
    </style:style>
    <style:style style:name="T65" style:family="text">
      <style:text-properties style:font-name="Times New Roman1" style:font-name-complex="Times New Roman1"/>
    </style:style>
    <style:style style:name="T66" style:family="text">
      <style:text-properties style:font-name="Times New Roman1" officeooo:rsid="008aefd5" style:font-name-complex="Times New Roman1"/>
    </style:style>
    <style:style style:name="T67" style:family="text">
      <style:text-properties officeooo:rsid="008aefd5"/>
    </style:style>
    <style:style style:name="T68" style:family="text">
      <style:text-properties officeooo:rsid="008cdfce"/>
    </style:style>
    <style:style style:name="T69" style:family="text">
      <style:text-properties officeooo:rsid="008e06a8"/>
    </style:style>
    <style:style style:name="T70" style:family="text">
      <style:text-properties officeooo:rsid="008f5014"/>
    </style:style>
    <style:style style:name="T71" style:family="text">
      <style:text-properties officeooo:rsid="008f5ef3"/>
    </style:style>
    <style:style style:name="T72" style:family="text">
      <style:text-properties officeooo:rsid="0092a198"/>
    </style:style>
    <style:style style:name="T73" style:family="text">
      <style:text-properties officeooo:rsid="0093888c"/>
    </style:style>
    <style:style style:name="T74" style:family="text">
      <style:text-properties officeooo:rsid="0096d948"/>
    </style:style>
    <style:style style:name="T75" style:family="text">
      <style:text-properties officeooo:rsid="0099c8c3"/>
    </style:style>
    <style:style style:name="T76" style:family="text">
      <style:text-properties officeooo:rsid="009b0e47"/>
    </style:style>
    <style:style style:name="T77" style:family="text">
      <style:text-properties officeooo:rsid="009e195c"/>
    </style:style>
    <style:style style:name="T78" style:family="text">
      <style:text-properties officeooo:rsid="00a00378"/>
    </style:style>
    <style:style style:name="T79" style:family="text">
      <style:text-properties officeooo:rsid="00a0ea48"/>
    </style:style>
    <style:style style:name="T80" style:family="text">
      <style:text-properties officeooo:rsid="00a5cbd5"/>
    </style:style>
    <style:style style:name="T81" style:family="text">
      <style:text-properties officeooo:rsid="00a73253"/>
    </style:style>
    <style:style style:name="T82" style:family="text">
      <style:text-properties officeooo:rsid="00a9b99a"/>
    </style:style>
    <style:style style:name="T83" style:family="text">
      <style:text-properties officeooo:rsid="00aa15ec"/>
    </style:style>
    <style:style style:name="T84" style:family="text">
      <style:text-properties officeooo:rsid="00ab2f21"/>
    </style:style>
    <style:style style:name="T85" style:family="text">
      <style:text-properties officeooo:rsid="00ad1f43"/>
    </style:style>
    <style:style style:name="T86" style:family="text">
      <style:text-properties officeooo:rsid="00aee1f4"/>
    </style:style>
    <style:style style:name="T87" style:family="text">
      <style:text-properties officeooo:rsid="00b0ba5b"/>
    </style:style>
    <style:style style:name="T88" style:family="text">
      <style:text-properties officeooo:rsid="00b332ab"/>
    </style:style>
    <style:style style:name="T89" style:family="text">
      <style:text-properties officeooo:rsid="00b3b834"/>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5" style:family="section">
      <style:section-properties text:dont-balance-text-columns="false" style:editable="false">
        <style:columns fo:column-count="1" fo:column-gap="0in"/>
      </style:section-properties>
    </style:style>
    <style:style style:name="Sect6" style:family="section">
      <style:section-properties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h text:style-name="P189" text:outline-level="3">All American</text:h>
        <text:h text:style-name="P11" text:outline-level="4"><text:alphabetical-index-mark-start text:id="IMark89982120"/>Ratatouille<text:alphabetical-index-mark-end text:id="IMark89982120"/></text:h>
        <text:p text:style-name="P77">From realsimple.com</text:p>
        <text:p text:style-name="P77">Prep Time: 10 minutes; Cook for 30 min</text:p>
        <text:section text:style-name="Sect2" text:name="Section49">
          <text:p text:style-name="P27"><text:span text:style-name="T60">I</text:span>ngredients</text:p>
          <text:section text:style-name="Sect3" text:name="Section50">
            <text:p text:style-name="P57">3 Tb<text:span text:style-name="T40">s</text:span> olive oil</text:p>
            <text:p text:style-name="P57">1 onion , thinly sliced</text:p>
            <text:p text:style-name="P57">4 garlic cloves, peeled <text:span text:style-name="T33">&amp;</text:span> sliced</text:p>
            <text:p text:style-name="P57">1 small bay leaf</text:p>
            <text:p text:style-name="P57">1 small eggplant, cut into ½ in pieces (3 cups)</text:p>
            <text:p text:style-name="P57">1 small zucchini, <text:s/>halved lengthwise and cut into thin slices</text:p>
            <text:p text:style-name="P57">1 red pepper, cut into slivers</text:p>
            <text:p text:style-name="P57">4 plum tomatoes, coarsely chopped (~1 ¼ cups)</text:p>
            <text:p text:style-name="P57">1 tsp kosher salt</text:p>
            <text:p text:style-name="P57">½ cup shredded fresh basil leaves (can use ¼ cup dry)</text:p>
            <text:p text:style-name="P57">ground black pepper</text:p>
            <text:p text:style-name="P57"/>
          </text:section>
        </text:section>
        <text:p text:style-name="P93">Instructions</text:p>
        <text:list xml:id="list2373719117837743739" text:style-name="WW8Num3">
          <text:list-item>
            <text:p text:style-name="P137">Over medium-low heat, add the oil to a large skillet with the onion, garlic, and <text:span text:style-name="T40">bay leaf</text:span>, stirring occasionally, until the onion has softened. </text:p>
          </text:list-item>
          <text:list-item>
            <text:p text:style-name="P137"><text:span text:style-name="T3">Add eggplant and cook, stirring occasionally, for 8 min. or until the eggplant has softened. <text:s/>Stir in the zucchini, red bell pepper, tomatoes, and salt. <text:s/>Cook over medium heat, st</text:span><text:span text:style-name="T4">ir</text:span><text:span text:style-name="T3">ring occasionally for 5-7 min until the vegetables are tender. <text:s/>Stir in the basil and black pepper</text:span>. </text:p>
          </text:list-item>
        </text:list>
      </text:section>
      <text:h text:style-name="P120" text:outline-level="4"><text:alphabetical-index-mark-start text:id="IMark90009112"/>Eggplant Parmesan<text:alphabetical-index-mark-end text:id="IMark90009112"/></text:h>
      <text:p text:style-name="HeadingRecipeHints">Prep Time: 1 ½-2 hours; May want to make sauce day before</text:p>
      <text:section text:style-name="Sect2" text:name="Section3">
        <text:p text:style-name="P26">Eggplant prep ingredients</text:p>
        <text:p text:style-name="TextBodyIngredients">2 large eggplants</text:p>
        <text:p text:style-name="TextBodyIngredients">flour in a bowl</text:p>
        <text:p text:style-name="TextBodyIngredients">2 beaten eggs in bowl</text:p>
        <text:p text:style-name="P37">2 cups panko or Italian bread crumbs mixed with ¼ cup fresh Parmesan cheese</text:p>
        <text:p text:style-name="P87">Tomato Sauce <text:span text:style-name="T37">Ingredients</text:span></text:p>
        <text:p text:style-name="TextBodyIngredients">3 Tb<text:span text:style-name="T40">s</text:span> olive oil</text:p>
        <text:p text:style-name="TextBodyIngredients">1 red / Spanish onion, diced</text:p>
        <text:p text:style-name="TextBodyIngredients">1 Tb<text:span text:style-name="T40">s</text:span> minced garlic</text:p>
        <text:p text:style-name="TextBodyIngredients">1 cup green pepper</text:p>
        <text:p text:style-name="TextBodyIngredients">2 tsp basil</text:p>
        <text:p text:style-name="TextBodyIngredients">1 tsp oregano</text:p>
        <text:p text:style-name="TextBodyIngredients">2 bay leaves </text:p>
        <text:p text:style-name="TextBodyIngredients">2 tsp salt</text:p>
        <text:p text:style-name="TextBodyIngredients">1 lb 13 oz tomato puree</text:p>
        <text:p text:style-name="TextBodyIngredients">1 6 oz can tomato paste</text:p>
        <text:p text:style-name="TextBodyIngredients">2 Tb<text:span text:style-name="T40">s</text:span> dry red wine</text:p>
        <text:p text:style-name="TextBodyIngredients">1 cup freshly chopped tomatoes</text:p>
        <text:p text:style-name="TextBodyIngredients">¼ tsp black pepper</text:p>
        <text:p text:style-name="P37">1 lb mozzarella cheese shredded</text:p>
      </text:section>
      <text:section text:style-name="Sect1" text:name="Section4">
        <text:p text:style-name="P87">Instructions</text:p>
        <text:list xml:id="list183949203873320" text:continue-list="list2373719117837743739" text:style-name="WW8Num3">
          <text:list-item text:start-value="1">
            <text:p text:style-name="P136">Slice the eggplant in ¼ inch slices and salt both sides of the eggplant with kosher salt. Place on paper towels and let water drain out of both sides, turning over as needed. ~1 hour </text:p>
          </text:list-item>
          <text:list-item>
            <text:p text:style-name="P136">Dip each slice of eggplant into the flour, then beaten egg, then breadcrumb + Parmesan cheese mixture. </text:p>
          </text:list-item>
          <text:list-item>
            <text:p text:style-name="P136">After each slice is coated, place onto an oiled baking sheet or a sheet lined with parchment paper.</text:p>
          </text:list-item>
          <text:list-item>
            <text:p text:style-name="P136"><text:span text:style-name="T3">Bake at 450</text:span><text:span text:style-name="T18">°</text:span><text:span text:style-name="T3"> <text:s/>for 12-15 minutes until slices are browned on both sides.</text:span></text:p>
          </text:list-item>
          <text:list-item>
            <text:p text:style-name="P136"><text:span text:style-name="T3">After all eggplant is baked, lower the oven temperature to 375</text:span><text:span text:style-name="T18">°.</text:span></text:p>
          </text:list-item>
          <text:list-item>
            <text:p text:style-name="P136"><text:span text:style-name="T40">Sauté</text:span>, onions, garlic, green pepper, basil, oregano, bay leaves &amp; salt until onions are soft.</text:p>
          </text:list-item>
          <text:list-item>
            <text:p text:style-name="P136">Add tomato puree, tomato paste, wine, fresh tomatoes and black pepper. <text:s/>Simmer 45 minutes.</text:p>
          </text:list-item>
          <text:list-item>
            <text:p text:style-name="P136">In an oiled 9”X13” pan, put thin layer sauce, eggplant, then sauce, cheese and repeat. <text:s/>End with sauce and spread Parmesan cheese &amp; bread crumb mixture on top.</text:p>
          </text:list-item>
          <text:list-item>
            <text:p text:style-name="P138">Bake 30-40 min, uncovered last 15 min. <text:s/>Let sit 10 min.</text:p>
          </text:list-item>
        </text:list>
        <text:h text:style-name="P102" text:outline-level="4"><text:alphabetical-index-mark-start text:id="IMark89981320"/><text:span text:style-name="T55">Vegetarian </text:span>Chili<text:alphabetical-index-mark-end text:id="IMark89981320"/></text:h>
        <text:p text:style-name="P73">From <text:span text:style-name="T54">The Moosewood by Molly Katzen; 6-8 servings</text:span></text:p>
        <text:p text:style-name="P72">Start beans 4-5 hours early; several hours to prepare if not using canned</text:p>
        <text:p text:style-name="P13">Ingredients</text:p>
        <text:section text:style-name="Sect4" text:name="Section46">
          <text:p text:style-name="P49">2 ¼ cups raw kidney beans or 2 15 oz cans</text:p>
          <text:p text:style-name="P51">1 <text:span text:style-name="T54">cup raw cracked wheat (Bulgar wheat)</text:span></text:p>
          <text:p text:style-name="P49">1 cup tomato juice</text:p>
          <text:p text:style-name="P49">4 cloves crushed garlic</text:p>
          <text:p text:style-name="P49">1 ½ cups chopped <text:span text:style-name="T56">onion</text:span></text:p>
          <text:p text:style-name="P49">1 cup each, chopped:</text:p>
          <text:p text:style-name="P51"><text:tab/><text:span text:style-name="T54">celery</text:span></text:p>
          <text:p text:style-name="P51"><text:tab/><text:span text:style-name="T54">carrots</text:span></text:p>
          <text:p text:style-name="P51"><text:tab/><text:span text:style-name="T54">green peppers</text:span></text:p>
          <text:p text:style-name="P49">2 cups chopped fresh tomatoes</text:p>
          <text:p text:style-name="P49">juice of ½ lemon</text:p>
          <text:p text:style-name="P49">1 tsp ground cumin</text:p>
          <text:p text:style-name="P49">1 tsp basil</text:p>
          <text:p text:style-name="P49">1 Tbs chili powdered</text:p>
          <text:p text:style-name="P49">salt &amp; pepper</text:p>
          <text:p text:style-name="P49">3 Tbs tomato sauce</text:p>
          <text:p text:style-name="P49">3 Tbs dry red wine</text:p>
          <text:p text:style-name="P49">dash of cayenne</text:p>
          <text:p text:style-name="P49">3 Tbs olive oil for sauté</text:p>
        </text:section>
        <text:p text:style-name="P91">Instructions</text:p>
        <text:list xml:id="list183947870084175" text:continue-list="list183949203873320" text:style-name="WW8Num3">
          <text:list-item text:start-value="1">
            <text:p text:style-name="P139"><text:span text:style-name="T54">If using raw beans, put in sauce pan and cover them with 6 cups of water. <text:s/>Soak 3-4 hours. <text:s/>Add extra water and 1 tsp salt. Cook until tender (~1hour.)</text:span> <text:s/><text:span text:style-name="T54">Watch the water level, and add more, if necessary.</text:span></text:p>
          </text:list-item>
          <text:list-item>
            <text:p text:style-name="P140">Heat the tomato juice to a boil. Pour over raw <text:span text:style-name="T76">B</text:span>ulg<text:span text:style-name="T76">ar</text:span>. <text:s/>Cover and let stand at least 15 minutes. <text:s/>(It will be crunchy, so it can absorb more later.)</text:p>
          </text:list-item>
          <text:list-item>
            <text:p text:style-name="P140">Sauté onions and garlic in olive oil. <text:s/>Add carrots, celery and spices. <text:s/>When vegetables are almost done, add peppers. <text:s/>Cook until tender.</text:p>
          </text:list-item>
          <text:list-item>
            <text:p text:style-name="P140">Combine all ingredients and heat together gently. <text:s/>Best to use non-stick pot. <text:s/>Can also bake covered in oven.</text:p>
            <text:p text:style-name="P140">Serve topped with cheese &amp; parsley.</text:p>
          </text:list-item>
        </text:list>
        <text:h text:style-name="P103" text:outline-level="4"><text:alphabetical-index-mark-start text:id="IMark90010792"/><text:span text:style-name="T57">Black Bean </text:span>Chili <text:span text:style-name="T57">with Red Onion Salsa</text:span><text:alphabetical-index-mark-end text:id="IMark90010792"/></text:h>
        <text:p text:style-name="P74">From <text:span text:style-name="T57">Still Life with Menu by Molly Katzen; </text:span></text:p>
        <text:p text:style-name="P75">Highly seasoned chili and tangy fresh salsa; <text:s/>The salsa can be prepared while the chili simmers.</text:p>
        <text:p text:style-name="P14">Ingredients</text:p>
        <text:section text:style-name="Sect4" text:name="Section45">
          <text:p text:style-name="P50"><text:span text:style-name="T59">4</text:span> cups <text:span text:style-name="T59">dry</text:span> <text:span text:style-name="T57">black</text:span> beans </text:p>
          <text:p text:style-name="P50">or <text:span text:style-name="T57">3 (</text:span>15 oz cans<text:span text:style-name="T59">)</text:span></text:p>
          <text:p text:style-name="P52">5-6 cloves garlic, crushed</text:p>
          <text:p text:style-name="P52">2 tsp ground cumin</text:p>
          <text:p text:style-name="P52"><text:span text:style-name="T59">2</text:span> ¼ tsp salt</text:p>
          <text:p text:style-name="P52">black pepper to taste</text:p>
          <text:p text:style-name="P52">2 tsp dried basil</text:p>
          <text:p text:style-name="P52">½ tsp dried oregano</text:p>
          <text:p text:style-name="P52">crushed red pepper or cayenne</text:p>
          <text:p text:style-name="P52">1 Tbs fresh lime juice</text:p>
          <text:p text:style-name="P52">2 medium sized green pepper, chopped</text:p>
          <text:p text:style-name="P52">2 Tbs olive oil</text:p>
          <text:p text:style-name="P52">½ cup tomato puree</text:p>
          <text:p text:style-name="P52">2 4 oz cans dried green chilies</text:p>
          <text:p text:style-name="P52">Red Onion Salsa (recipe follows)</text:p>
          <text:p text:style-name="P55">grated cheese and sour cream, for the topping</text:p>
        </text:section>
        <text:p text:style-name="P92">Instructions</text:p>
        <text:list xml:id="list183949366360847" text:continue-list="list183947870084175" text:style-name="WW8Num3">
          <text:list-item text:start-value="1">
            <text:p text:style-name="P159">If using raw beans, <text:s/>soak the beans in plenty of water for several hours or overnight. <text:s/>Drain off the soaking water and cook in fresh boiling water, partly covered, until tender (1-1 ½ <text:s/>hours.) <text:s/>Check the water level during cooking; add more as necessary. <text:s/>Transfer the cooked beans to a large kettle or saucepan. <text:s/>Include about 2-3 cups of their cooking water.</text:p>
          </text:list-item>
          <text:list-item>
            <text:p text:style-name="P141">In a heavy skillet, sauté garlic, seasonings, lime juice, and bell peppers in olive oil over medium-low heat until the peppers are tender (10-15 minutes).</text:p>
          </text:list-item>
          <text:list-item>
            <text:p text:style-name="P142">Add the sauté' to the cooked beans, along with the tomato puree and minced green chilies. <text:s/>Simmer, covered, over very low heat, stirring every now and then, for about 45 minutes. <text:s/>(Make Red Onion Salsa during this time. <text:s/>Recipe follows.)</text:p>
          </text:list-item>
          <text:list-item>
            <text:p text:style-name="P143">Serve topped with Red Onion Salsa and if desired grated cheese and sour cream.</text:p>
          </text:list-item>
        </text:list>
        <text:h text:style-name="HeadingRecipe" text:outline-level="4"><text:alphabetical-index-mark-start text:id="IMark89981320"/>Red Onion Salsa<text:alphabetical-index-mark-end text:id="IMark89981320"/></text:h>
        <text:p text:style-name="P15">Ingredients</text:p>
        <text:section text:style-name="Sect5" text:name="Section47">
          <text:section text:style-name="Sect3" text:name="Section48">
            <text:p text:style-name="P56">2 cups chopped red onion</text:p>
            <text:p text:style-name="P56">½ cup (packed) minced fresh cilantro</text:p>
            <text:p text:style-name="P56">2 cups minced fresh ripe tomatoes</text:p>
            <text:p text:style-name="P56">½ tsp salt</text:p>
            <text:p text:style-name="P56">1 cup (packed) minced parsley</text:p>
            <text:p text:style-name="P53">black pepper to taste</text:p>
          </text:section>
          <text:p text:style-name="P53"/>
          <text:p text:style-name="HeadingRecipeInstructions">Instructions</text:p>
          <text:list xml:id="list8932662193013306718" text:style-name="TextRecipeNumbering">
            <text:list-item text:start-value="1">
              <text:p text:style-name="P163">Combine all ingredients and mix well. <text:s/>For a finer consistency, give the mixture a brief whirl or two in a food processor.</text:p>
            </text:list-item>
          </text:list>
        </text:section>
        <text:h text:style-name="P104" text:outline-level="4"><text:alphabetical-index-mark-start text:id="IMark90000360"/>Veggie burgers<text:alphabetical-index-mark-end text:id="IMark90000360"/></text:h>
      </text:section>
      <text:p text:style-name="HeadingRecipeHints">Prep time: 1 hour; Makes about 15. </text:p>
      <text:p text:style-name="HeadingRecipeHints">From Bon Appetite magazine – unsure of date</text:p>
      <text:p text:style-name="HeadingRecipeIngredients">Ingredients:</text:p>
      <text:section text:style-name="Sect2" text:name="Section5">
        <text:p text:style-name="TextBodyIngredients">3 cups Water </text:p>
        <text:p text:style-name="TextBodyIngredients">2/3 cup Pearl barley </text:p>
        <text:p text:style-name="TextBodyIngredients">2/3 cup Brown lentils </text:p>
        <text:p text:style-name="TextBodyIngredients">2/3 cup Long grain brown rice </text:p>
        <text:p text:style-name="TextBodyIngredients">1/4 cup Vegetable oil </text:p>
        <text:p text:style-name="TextBodyIngredients">2 cups Carrots, grated </text:p>
        <text:p text:style-name="TextBodyIngredients">1 cup chopped small Onion</text:p>
        <text:p text:style-name="TextBodyIngredients">1 cup chopped Celery</text:p>
        <text:p text:style-name="TextBodyIngredients">1 Tb<text:span text:style-name="T40">s</text:span> Garlic, minced </text:p>
        <text:p text:style-name="TextBodyIngredients">1 Tb<text:span text:style-name="T40">s</text:span> Basil, fresh, chopped or 1 tsp dried, crumbled </text:p>
        <text:p text:style-name="TextBodyIngredients">2 tsp Thyme, fresh, chopped or 1/2 tsp dried, crumbled </text:p>
        <text:p text:style-name="P39">2 tsp Oregano, fresh, chopped or 1/2 tsp dried, crumbled </text:p>
        <text:p text:style-name="P39"><text:span text:style-name="T38">4 </text:span>Eggs, large beaten to blend </text:p>
        <text:p text:style-name="TextBodyIngredients">7 Tb<text:span text:style-name="T40">s</text:span> flour</text:p>
      </text:section>
      <text:section text:style-name="Sect1" text:name="Section6">
        <text:p text:style-name="HeadingRecipeInstructions">Instructions:</text:p>
        <text:list xml:id="list183947594141667" text:continue-list="list8932662193013306718" text:style-name="TextRecipeNumbering">
          <text:list-item text:start-value="1">
            <text:p text:style-name="P181">Bring 3 c water to a boil in a heavy large pot.</text:p>
          </text:list-item>
          <text:list-item>
            <text:p text:style-name="TextInstructionsNumbered">Stir in barley, lentils, and rice. Reduce heat to low. Cover and cook until grains are tender, about 40 minutes. Transfer to a large bowl. Drain, cool.</text:p>
          </text:list-item>
          <text:list-item>
            <text:p text:style-name="TextInstructionsNumbered">Heat 1/4 c oil. Add carrots, onion, celery, sunflower seeds, and garlic and saute until vegetables are tender, about 12 minutes. </text:p>
          </text:list-item>
          <text:list-item>
            <text:p text:style-name="TextInstructionsNumbered">Add vegetables to grains and cool. <text:s/>Mix in basil, thyme, and oregano. Season with salt and pepper. (Can be made 1 day ahead. Cover and refrigerate.) </text:p>
          </text:list-item>
          <text:list-item>
            <text:p text:style-name="TextInstructionsNumbered">Stir beaten eggs and flour into grain mixture. Press ½ cup mixture between palms of hands to form patty and fry in heavy non-stick oiled pan. Patties should be fried about 5 minutes per side. Repeat with remaining mixture.</text:p>
          </text:list-item>
        </text:list>
      </text:section>
      <text:h text:style-name="HeadingRecipe" text:outline-level="4"><text:alphabetical-index-mark-start text:id="IMark90000552"/>Easy Black Bean Burgers<text:alphabetical-index-mark-end text:id="IMark90000552"/></text:h>
      <text:p text:style-name="HeadingRecipeHints">Prep time: 15 min; Cook time: 20 min; Makes 4 burgers</text:p>
      <text:p text:style-name="HeadingRecipeHints">Bake at 375°</text:p>
      <text:p text:style-name="Standard">Ingredients:</text:p>
      <text:section text:style-name="Sect2" text:name="Section7">
        <text:p text:style-name="TextBodyIngredients"><text:bookmark text:name="lst_ingredients_1"/>1 (16 ounce) can black beans, drained and rinsed </text:p>
        <text:p text:style-name="TextBodyIngredients">½ green bell pepper, cut into 2 inch pieces </text:p>
        <text:p text:style-name="TextBodyIngredients">½ onion, cut into wedges </text:p>
        <text:p text:style-name="TextBodyIngredients">3 cloves garlic, peeled </text:p>
        <text:p text:style-name="TextBodyIngredients">1 egg </text:p>
        <text:p text:style-name="TextBodyIngredients"><text:bookmark text:name="lst_ingredients_2"/>1 Tb<text:span text:style-name="T40">s</text:span> Chili powder </text:p>
        <text:p text:style-name="TextBodyIngredients">1 Tb<text:span text:style-name="T40">s</text:span> Cumin </text:p>
        <text:p text:style-name="TextBodyIngredients">1 tsp Thai chili sauce or hot sauce </text:p>
        <text:p text:style-name="TextBodyIngredients">½ cup bread crumbs</text:p>
      </text:section>
      <text:section text:style-name="Sect1" text:name="Section8">
        <text:p text:style-name="HeadingRecipeInstructions">Instructions:</text:p>
        <text:list xml:id="list5434561352179224042" text:style-name="WW8Num5">
          <text:list-item text:start-value="1">
            <text:p text:style-name="P107">If grilling, preheat an outdoor grill for high heat, and lightly oil a sheet of aluminum foil. If baking, preheat oven to 375° F (190° C), and lightly oil a baking sheet.</text:p>
          </text:list-item>
          <text:list-item>
            <text:p text:style-name="P106">In a medium bowl, mash black beans with a fork until thick and pasty. </text:p>
          </text:list-item>
          <text:list-item>
            <text:p text:style-name="P105">In a food processor, finely chop bell pepper, onion, and garlic. Then stir into mashed beans. </text:p>
          </text:list-item>
          <text:list-item>
            <text:p text:style-name="P105">In a small bowl, stir together egg, chili powder, cumin, and chili sauce. </text:p>
          </text:list-item>
          <text:list-item>
            <text:p text:style-name="P105">Stir the egg mixture into the mashed beans. Mix in bread crumbs until the mixture is sticky and holds together. Divide mixture into four patties.</text:p>
          </text:list-item>
          <text:list-item>
            <text:p text:style-name="P105">If grilling, place patties on foil, and grill about 8 minutes on each side. If baking, place patties on baking sheet, and bake about 10 minutes on each side. </text:p>
          </text:list-item>
        </text:list>
        <text:list xml:id="list183947716547763" text:continue-list="list183947594141667" text:style-name="TextRecipeNumbering">
          <text:list-header>
            <text:p text:style-name="P111"><text:s/></text:p>
          </text:list-header>
        </text:list>
      </text:section>
      <text:h text:style-name="P120" text:outline-level="4"><text:alphabetical-index-mark-start text:id="IMark90012488"/>Marinated Silken Tofu<text:alphabetical-index-mark-end text:id="IMark90012488"/></text:h>
      <text:p text:style-name="P69">Cold dish – Serve with <text:span text:style-name="T76">warm</text:span> rice.</text:p>
      <text:p text:style-name="HeadingRecipeIngredients">Ingredients:</text:p>
      <text:section text:style-name="Sect2" text:name="Section9">
        <text:p text:style-name="TextBodyIngredients">¼ cup dry sherry or Chinese Rice wine</text:p>
        <text:p text:style-name="TextBodyIngredients">¼ cup soy sauce</text:p>
        <text:p text:style-name="TextBodyIngredients">1 large clove garlic, crushed </text:p>
        <text:p text:style-name="TextBodyIngredients">1 Tb<text:span text:style-name="T40">s</text:span> sesame oil</text:p>
        <text:p text:style-name="TextBodyIngredients">2 tsp sugar</text:p>
        <text:p text:style-name="TextBodyIngredients">black pepper to taste</text:p>
        <text:p text:style-name="P40">2 green onions chopped</text:p>
      </text:section>
      <text:section text:style-name="Sect1" text:name="Section10">
        <text:p text:style-name="Standard"/>
        <text:p text:style-name="HeadingRecipeInstructions">Instructions:</text:p>
        <text:list xml:id="list1469230717845414856" text:style-name="WW8Num6">
          <text:list-item text:start-value="1">
            <text:p text:style-name="P164">Mix together all ingredients.</text:p>
          </text:list-item>
          <text:list-item>
            <text:p text:style-name="P145">Remove tofu from cardboard container. Place tofu on plate and slice the tofu, then cut the slices in half.</text:p>
          </text:list-item>
          <text:list-item>
            <text:p text:style-name="P145">Pour marinate over the tofu and cover with chopped green onions. <text:s/>Will have enough marinate for several dinners. <text:s/>Refrigerate remaining mixture.</text:p>
          </text:list-item>
          <text:list-item>
            <text:p text:style-name="P145">Let tofu sit and marinate for 15 minutes or more.</text:p>
          </text:list-item>
          <text:list-item>
            <text:p text:style-name="P145">Serve with hot rice and side vegetable. <text:s/></text:p>
          </text:list-item>
        </text:list>
        <text:list xml:id="list183947880111419" text:continue-list="list183947716547763" text:style-name="TextRecipeNumbering">
          <text:list-header>
            <text:p text:style-name="P144"/>
          </text:list-header>
        </text:list>
        <text:h text:style-name="P121" text:outline-level="4"><text:alphabetical-index-mark-start text:id="IMark89982120"/><text:span text:style-name="T43">Baked</text:span> Tofu<text:alphabetical-index-mark-end text:id="IMark89982120"/></text:h>
        <text:p text:style-name="HeadingRecipeHints"><text:span text:style-name="T5">Preheat oven to 400°F</text:span>.</text:p>
        <text:p text:style-name="P19">Ingredients:</text:p>
        <text:section text:style-name="Sect4" text:name="Section41">
          <text:p text:style-name="P42">1 lb firm tofu</text:p>
          <text:p text:style-name="P41"/>
        </text:section>
        <text:p text:style-name="P89">Instructions:</text:p>
        <text:list xml:id="list183949132587763" text:continue-list="list183947880111419" text:style-name="TextRecipeNumbering">
          <text:list-item text:start-value="1">
            <text:p text:style-name="P146">Wrap tofu snugly in 4 or 5 layers of paper towels and arrange on a plate. Cover with a second plate and balance a heavy can or two on top to weigh down the plate and press down on the tofu; set aside to let drain for 30 minutes. Remove and discard paper towels, then replace with dry paper towels and repeat process a second time.</text:p>
          </text:list-item>
          <text:list-item>
            <text:p text:style-name="P146">Cut tofu into (1-inch) cubes and arrange them in a single layer on a large parchment paper-lined baking sheet. Lightly spray tofu all over with cooking spray and bake, flipping halfway through, until golden brown and just crisp, about 40 minutes total.</text:p>
            <text:p text:style-name="P182"/>
          </text:list-item>
        </text:list>
      </text:section>
      <text:h text:style-name="P120" text:outline-level="4"><text:alphabetical-index-mark-start text:id="IMark90000424"/>Frying Firm Tofu<text:alphabetical-index-mark-end text:id="IMark90000424"/></text:h>
      <text:p text:style-name="P69">Use with stir fry.</text:p>
      <text:p text:style-name="HeadingRecipeIngredients">Ingredients:</text:p>
      <text:section text:style-name="Sect2" text:name="Section11">
        <text:p text:style-name="P29">1 lb firm tofu</text:p>
        <text:p text:style-name="P29">balsamic vinegar</text:p>
        <text:p text:style-name="P29"><text:span text:style-name="T72">Sesame </text:span>oil</text:p>
        <text:p text:style-name="TextBodyIngredients">cumin</text:p>
        <text:p text:style-name="TextBodyIngredients">black pepper</text:p>
      </text:section>
      <text:section text:style-name="Sect6" text:name="Section12">
        <text:p text:style-name="P86">Instructions</text:p>
        <text:list xml:id="list183949028111808" text:continue-list="list183949132587763" text:style-name="TextRecipeNumbering">
          <text:list-item text:start-value="1">
            <text:p text:style-name="TextInstructionsNumbered">Cut tofu into squares.</text:p>
          </text:list-item>
          <text:list-item>
            <text:p text:style-name="P144">Pour about 1 Tb<text:span text:style-name="T40">s</text:span> <text:span text:style-name="T72">Sesame</text:span> oil into a frying pan. <text:s/><text:span text:style-name="T36">Keep the temperature at a low </text:span>heat.</text:p>
          </text:list-item>
          <text:list-item>
            <text:p text:style-name="P144">Add the tofu and fry. <text:s/>Rotate the tofu and fry at least 2 sides. <text:s/><text:span text:style-name="T36">It will take a while at the low temperature – maybe 20 min.</text:span></text:p>
          </text:list-item>
          <text:list-item>
            <text:p text:style-name="P144">Add balsamic vinegar and allow it to be absorbed into the tofu. Turn and add more vinegar.</text:p>
          </text:list-item>
          <text:list-item>
            <text:p text:style-name="P144">Sprinkle cumin and black pepper on top.</text:p>
          </text:list-item>
        </text:list>
        <text:h text:style-name="P190" text:outline-level="3">Middle Eastern Food</text:h>
        <text:h text:style-name="P120" text:outline-level="4"><text:alphabetical-index-mark-start text:id="IMark90009000"/>Hu<text:span text:style-name="T78">m</text:span>mus<text:alphabetical-index-mark-end text:id="IMark90009000"/></text:h>
        <text:p text:style-name="HeadingRecipeHints">Prep time: 20 min; </text:p>
        <text:p text:style-name="HeadingRecipeIngredients">Ingredients</text:p>
        <text:section text:style-name="Sect2" text:name="Section33">
          <text:p text:style-name="TextBodyIngredients">1 ½ cups of raw garbanzo beans, </text:p>
          <text:p text:style-name="TextBodyIngredients">soaked 1 ½ hours and boiled until very soft <text:span text:style-name="T27">or 3 15 oz cans </text:span></text:p>
          <text:p text:style-name="TextBodyIngredients">3 medium cloves of garlic</text:p>
          <text:p text:style-name="TextBodyIngredients">dash of <text:span text:style-name="T49">t</text:span>amari <text:span text:style-name="T49">or </text:span>soy sauce</text:p>
          <text:p text:style-name="TextBodyIngredients">juice from 2 medium lemons</text:p>
          <text:p text:style-name="TextBodyIngredients">¾ cup tahini<text:tab/></text:p>
          <text:p text:style-name="TextBodyIngredients">¼ cup (<text:span text:style-name="T27">lightly </text:span>packed) parsley</text:p>
          <text:p text:style-name="TextBodyIngredients">fresh black pepper</text:p>
          <text:p text:style-name="TextBodyIngredients">1 ½ tsp salt</text:p>
          <text:p text:style-name="TextBodyIngredients">¼ cup green onion</text:p>
          <text:p text:style-name="TextBodyIngredients">1-<text:span text:style-name="T30">2</text:span> tsp cumin (optional)</text:p>
        </text:section>
        <text:p text:style-name="TextBodyIngredients"/>
        <text:p text:style-name="P88">Instructions</text:p>
        <text:list xml:id="list183948323735123" text:continue-list="list183949028111808" text:style-name="TextRecipeNumbering">
          <text:list-item text:start-value="1">
            <text:p text:style-name="TextInstructionsNumbered">Grind all ingredients together in a food processor.</text:p>
            <text:p text:style-name="TextInstructionsNumbered"/>
          </text:list-item>
        </text:list>
        <text:h text:style-name="P120" text:outline-level="4"><text:alphabetical-index-mark-start text:id="IMark90008392"/>Tahini-Lemon Sauce<text:alphabetical-index-mark-end text:id="IMark90008392"/></text:h>
        <text:p text:style-name="HeadingRecipeHints">Prep time: 20 min; </text:p>
        <text:p text:style-name="HeadingRecipeHints">Use for sauce over <text:span text:style-name="T77">falafel</text:span></text:p>
        <text:p text:style-name="HeadingRecipeInstructions">Ingredients</text:p>
        <text:section text:style-name="Sect2" text:name="Section36">
          <text:p text:style-name="TextBodyIngredients">1 ½ cups <text:span text:style-name="T49">tahini</text:span></text:p>
          <text:p text:style-name="TextBodyIngredients">1 ½ cups yogurt or buttermilk </text:p>
          <text:p text:style-name="TextBodyIngredients"><text:span text:style-name="T31">1</text:span> med. clove of garlic, <text:span text:style-name="T31">crushed</text:span></text:p>
          <text:p text:style-name="TextBodyIngredients"><text:span text:style-name="T31">½ cup </text:span>juice <text:span text:style-name="T31">fresh</text:span> lemon <text:span text:style-name="T31">juice</text:span></text:p>
          <text:p text:style-name="TextBodyIngredients">¼ cup minced green onions</text:p>
          <text:p text:style-name="TextBodyIngredients">¼ cup <text:span text:style-name="T31">finely minced</text:span> parsley</text:p>
          <text:p text:style-name="TextBodyIngredients">salt to taste</text:p>
          <text:p text:style-name="TextBodyIngredients">dash or two of cayenne</text:p>
          <text:p text:style-name="TextBodyIngredients">dash or two of paprika</text:p>
          <text:p text:style-name="TextBodyIngredients">½<text:span text:style-name="T30"> </text:span>tsp cumin (<text:span text:style-name="T31">more, to taste</text:span>)</text:p>
          <text:p text:style-name="TextBodyIngredients">dash or two of soy sauce</text:p>
        </text:section>
        <text:p text:style-name="P88">Instructions</text:p>
        <text:list xml:id="list183948446805340" text:continue-list="list183948323735123" text:style-name="TextRecipeNumbering">
          <text:list-item text:start-value="1">
            <text:p text:style-name="TextInstructionsNumbered">Beat well, using either a whisk, wooden spoon or even electric mixer. <text:s/>The more you whip it, the thicker it will be</text:p>
          </text:list-item>
          <text:list-item>
            <text:p text:style-name="TextInstructionsNumbered">Serve room temperature on hot <text:span text:style-name="T77">falafel</text:span> or vegetables.</text:p>
          </text:list-item>
        </text:list>
        <text:list xml:id="list2247853097398379809" text:style-name="L1">
          <text:list-header>
            <text:p text:style-name="P165"/>
          </text:list-header>
        </text:list>
        <text:h text:style-name="P122" text:outline-level="4"><text:alphabetical-index-mark-start text:id="IMark90014440"/>Falafe<text:span text:style-name="T86">l #1</text:span><text:alphabetical-index-mark-end text:id="IMark90014440"/></text:h>
        <text:p text:style-name="P80">Prep time: <text:span text:style-name="T85">55</text:span> min – <text:span text:style-name="T85">15 min to prepare</text:span>; </text:p>
        <text:p text:style-name="P80">Makes about <text:span text:style-name="T85">12 falafel</text:span></text:p>
        <text:p text:style-name="P24">Ingredients</text:p>
        <text:section text:style-name="Sect2" text:name="Section55">
          <text:p text:style-name="P66"><text:span text:style-name="T85">15 oz can</text:span> garbanzo beans, <text:span text:style-name="T85">rinsed and drained</text:span></text:p>
          <text:p text:style-name="P66"><text:span text:style-name="T85">4</text:span> medium cloves of garlic</text:p>
          <text:p text:style-name="P66"><text:span text:style-name="T85">4 Tbs</text:span> <text:span text:style-name="T85">parsley</text:span></text:p>
          <text:p text:style-name="P66"><text:span text:style-name="T85">4 Tbs</text:span> <text:span text:style-name="T85">cilantro</text:span></text:p>
          <text:p text:style-name="P66"><text:s/><text:span text:style-name="T85">¾ cup shallots (~2 large)</text:span></text:p>
          <text:p text:style-name="P66"><text:span text:style-name="T85">2 tsp cumin</text:span><text:tab/></text:p>
          <text:p text:style-name="P66"><text:span text:style-name="T85">2</text:span> tsp <text:span text:style-name="T85">coriander</text:span></text:p>
          <text:p text:style-name="P66"><text:span text:style-name="T85">1</text:span> tsp <text:span text:style-name="T85">red pepper flakes</text:span></text:p>
          <text:p text:style-name="P66"><text:span text:style-name="T85">½ tsp</text:span> black pepper</text:p>
          <text:p text:style-name="P66">½ tsp salt</text:p>
          <text:p text:style-name="P67">4 Tbs flour</text:p>
          <text:p text:style-name="P67">1 tsp baking powder</text:p>
        </text:section>
        <text:p text:style-name="P100">Instructions</text:p>
        <text:list xml:id="list183947833772050" text:continue-list="list183948446805340" text:style-name="TextRecipeNumbering">
          <text:list-item text:start-value="1">
            <text:p text:style-name="P160"><text:span text:style-name="T85">Add chickpeas, shallots and garlic to a food processor. Pulse until combined (keep chunky)</text:span>.</text:p>
          </text:list-item>
          <text:list-item>
            <text:p text:style-name="P160"><text:span text:style-name="T85">Add cilantro, parsley, cumin, coriander, salt and pepper. Mix until slightly smoother</text:span>.</text:p>
          </text:list-item>
          <text:list-item>
            <text:p text:style-name="P166">Sprinkle baking powder and flo<text:span text:style-name="T87">u</text:span>r over the mixture <text:span text:style-name="T88">as needed so </text:span>that <text:span text:style-name="T88">the dough is </text:span>not too sticky.</text:p>
          </text:list-item>
          <text:list-item>
            <text:p text:style-name="P166">Line a baking sheet with parchment paper. <text:span text:style-name="T88">Spread</text:span> a little oil onto paper.</text:p>
          </text:list-item>
          <text:list-item>
            <text:p text:style-name="P166">Form <text:span text:style-name="T88">dough into roughly golfball-sized </text:span>balls, flatten into <text:span text:style-name="T88">thick </text:span>disks, <text:span text:style-name="T88">and place them onto the oiled </text:span>parchment paper.</text:p>
          </text:list-item>
          <text:list-item>
            <text:p text:style-name="P160"><text:span text:style-name="T85">Bake at</text:span> 3<text:span text:style-name="T85">75</text:span>° <text:span text:style-name="T85">for 20 min/side. <text:s/>Both sides should be brown.</text:span></text:p>
            <text:p text:style-name="P160"/>
          </text:list-item>
        </text:list>
        <text:h text:style-name="P123" text:outline-level="4"><text:alphabetical-index-mark-start text:id="IMark90014408"/>Falafe<text:span text:style-name="T86">l #2</text:span><text:alphabetical-index-mark-end text:id="IMark90014408"/></text:h>
        <text:p text:style-name="P81">Prep time: <text:span text:style-name="T32">45</text:span> min; </text:p>
        <text:p text:style-name="P81">Makes about 6 servings with several <text:span text:style-name="T76">falafel</text:span> in each pocket of bread</text:p>
        <text:p text:style-name="P25">Ingredients</text:p>
        <text:section text:style-name="Sect2" text:name="Section56">
          <text:p text:style-name="P68"><text:span text:style-name="T31">2 </text:span>cups of raw garbanzo beans, </text:p>
          <text:p text:style-name="P68">soaked 1 ½ hours and boiled until very soft <text:span text:style-name="T27">or 2-3 15 oz cans </text:span></text:p>
          <text:p text:style-name="P68">3 medium cloves of garlic</text:p>
          <text:p text:style-name="P68">½ cup finely minced celery</text:p>
          <text:p text:style-name="P68">½ cup finely minced green onions</text:p>
          <text:p text:style-name="P68"><text:span text:style-name="T32">½ tsp cumin</text:span><text:tab/></text:p>
          <text:p text:style-name="P68">½ tsp <text:span text:style-name="T49">turmeric</text:span></text:p>
          <text:p text:style-name="P68">¼ tsp cayenne;</text:p>
          <text:p text:style-name="P68">dash of black pepper</text:p>
          <text:p text:style-name="P68">1 ½ tsp salt</text:p>
          <text:p text:style-name="P68">2 beaten eggs</text:p>
          <text:p text:style-name="P68">3 Tb<text:span text:style-name="T40">s</text:span> <text:span text:style-name="T51">t</text:span>ahini</text:p>
          <text:p text:style-name="P68">3 Tb<text:span text:style-name="T40">s</text:span> flour or fine breadcrumbs</text:p>
        </text:section>
        <text:p text:style-name="P101">Instructions</text:p>
        <text:list xml:id="list183948513055846" text:continue-list="list183947833772050" text:style-name="TextRecipeNumbering">
          <text:list-item text:start-value="1">
            <text:p text:style-name="P167">Mash the garbanzo beans.</text:p>
          </text:list-item>
          <text:list-item>
            <text:p text:style-name="P167">Combine beans with other ingredients.</text:p>
          </text:list-item>
          <text:list-item>
            <text:p text:style-name="P167">Chill well.</text:p>
          </text:list-item>
          <text:list-item>
            <text:p text:style-name="P167">With floured hands, make the batter into 1 inch diameter balls.</text:p>
          </text:list-item>
          <text:list-item>
            <text:p text:style-name="P167">Dust each ball with flower.</text:p>
          </text:list-item>
          <text:list-item>
            <text:p text:style-name="P167">Heat a 2-inch pool of oil in a heavy skillet to 365°;</text:p>
          </text:list-item>
          <text:list-item>
            <text:p text:style-name="P167">Fry the <text:span text:style-name="T77">falafel</text:span> until golden and serve immediately.</text:p>
          </text:list-item>
          <text:list-item>
            <text:p text:style-name="P167">Serve with Tahini-lemon sauce and Israeli cucumber salad in pita. <text:s/>You can also eat with Armenian rice and chicken.</text:p>
          </text:list-item>
        </text:list>
        <text:p text:style-name="P168"/>
        <text:h text:style-name="P8" text:outline-level="4"><text:alphabetical-index-mark-start text:id="IMark90009864"/>Baba Ganouj<text:alphabetical-index-mark-end text:id="IMark90009864"/></text:h>
        <text:p text:style-name="HeadingRecipeHints">Prep time: 20 min; </text:p>
        <text:p text:style-name="HeadingRecipeIngredients">Ingredients</text:p>
        <text:section text:style-name="Sect3" text:name="Section34">
          <text:p text:style-name="TextBodyIngredients">2 medium-small eggplants <text:tab/></text:p>
          <text:p text:style-name="TextBodyIngredients"><text:span text:style-name="T28">½ </text:span>cup chopped parsley</text:p>
          <text:p text:style-name="TextBodyIngredients"><text:span text:style-name="T26">juice from 1 large lemons</text:span><text:span text:style-name="T25"><text:tab/></text:span></text:p>
          <text:p text:style-name="TextBodyIngredients">1 tsp salt</text:p>
          <text:p text:style-name="TextBodyIngredients">½ cup <text:span text:style-name="T49">t</text:span>ahini<text:tab/></text:p>
          <text:p text:style-name="TextBodyIngredients">¼ cup minced green onions</text:p>
          <text:p text:style-name="TextBodyIngredients">3 medium cloves of minced garlic <text:tab/></text:p>
          <text:p text:style-name="TextBodyIngredients">1 Tb<text:span text:style-name="T40">s</text:span> good olive oil</text:p>
          <text:p text:style-name="TextBodyIngredients">fresh black pepper</text:p>
        </text:section>
        <text:p text:style-name="P1"/>
        <text:p text:style-name="HeadingRecipeInstructions">Instructions</text:p>
        <text:list xml:id="list183947723854507" text:continue-list="list183948513055846" text:style-name="TextRecipeNumbering">
          <text:list-item text:start-value="1">
            <text:p text:style-name="TextInstructionsNumbered">Cut off the stems of the eggplants, and prick them all over with a fork. Place them on an oven rack directly, and let them roast slowly until completely pooped (~45 minutes). <text:s/></text:p>
          </text:list-item>
          <text:list-item>
            <text:p text:style-name="TextInstructionsNumbered">When they are sagging, wrinkled, crumpled and totally soft, you’ll know that they’re ready. <text:s/></text:p>
          </text:list-item>
          <text:list-item>
            <text:p text:style-name="TextInstructionsNumbered">When cool, scoop the insides out and put in the grinder. <text:s/>Combine all other ingredients, except olive oil. <text:s/></text:p>
          </text:list-item>
          <text:list-item>
            <text:p text:style-name="TextInstructionsNumbered">Chill and drizzle the oil over the top just before serving.</text:p>
          </text:list-item>
        </text:list>
        <text:h text:style-name="P8" text:outline-level="4"><text:alphabetical-index-mark-start text:id="IMark90009864"/>Armenian Rice <text:alphabetical-index-mark-end text:id="IMark90009864"/></text:h>
        <text:p text:style-name="HeadingRecipeHints">Prep time: <text:span text:style-name="T29">45</text:span> min; </text:p>
        <text:p text:style-name="HeadingRecipeIngredients">Ingredients</text:p>
        <text:section text:style-name="Sect3" text:name="Section35">
          <text:p text:style-name="TextBodyIngredients">¼ cup orzo, <text:span text:style-name="T34">small</text:span> vermicelli</text:p>
          <text:p text:style-name="TextBodyIngredients"><text:span text:style-name="T29">1 cup long-grain rice</text:span><text:tab/></text:p>
          <text:p text:style-name="TextBodyIngredients">3 <text:span text:style-name="T34">Tbs</text:span> unsalted butter or oil and butter</text:p>
          <text:p text:style-name="TextBodyIngredients"><text:span text:style-name="T29">1 ½ </text:span>cups of chicken stock <text:span text:style-name="T34">or</text:span> <text:span text:style-name="T34">vegetable broth</text:span></text:p>
          <text:p text:style-name="TextBodyIngredients">coarse salt to taste<text:tab/></text:p>
          <text:p text:style-name="TextBodyIngredients">¼ cup chopped parsley</text:p>
        </text:section>
        <text:p text:style-name="TextBodyIngredients"/>
        <text:p text:style-name="HeadingRecipeInstructions">Instructions</text:p>
        <text:list xml:id="list183947696184381" text:continue-list="list183947723854507" text:style-name="TextRecipeNumbering">
          <text:list-item text:start-value="1">
            <text:p text:style-name="TextInstructionsNumbered">Put oil or butter in pan, <text:span text:style-name="T48">sauté</text:span> vermicelli until golden brown, about 4 min. <text:s/></text:p>
          </text:list-item>
          <text:list-item>
            <text:p text:style-name="TextInstructionsNumbered">Add rice, and stir in the stock and salt. <text:s/></text:p>
          </text:list-item>
          <text:list-item>
            <text:p text:style-name="TextInstructionsNumbered">Bring to a boil, reduce heat and let simmer, covered until liquid has been absorbed and rice is tender, about 16 min with white rice. <text:s/></text:p>
          </text:list-item>
          <text:list-item>
            <text:p text:style-name="TextInstructionsNumbered">Let stand covered for 10 min. <text:s/></text:p>
          </text:list-item>
          <text:list-item>
            <text:p text:style-name="TextInstructionsNumbered">Fluff with a fork. Serve with chopped parsley.</text:p>
          </text:list-item>
        </text:list>
        <text:h text:style-name="P131" text:outline-level="4"><text:alphabetical-index-mark-start text:id="IMark90009864"/><text:span text:style-name="T89">Couscous with Eggplant</text:span> <text:alphabetical-index-mark-end text:id="IMark90009864"/></text:h>
        <text:p text:style-name="P187">Prep time: <text:span text:style-name="T29">45</text:span> min; </text:p>
        <text:p text:style-name="P132">Ingredients</text:p>
        <text:section text:style-name="Sect3" text:name="Section37">
          <text:p text:style-name="P135">1 - 1½ cups of pearl couscous</text:p>
          <text:p text:style-name="P134"><text:span text:style-name="T89">2 cups cubed eggplant with skin (~1 small eggplant)</text:span><text:tab/></text:p>
          <text:p text:style-name="P135">1 medium yellow or white onion</text:p>
          <text:p text:style-name="P135">2 cloves garlic, minced</text:p>
          <text:p text:style-name="P134"><text:span text:style-name="T89">1 Tbs tomato paste</text:span></text:p>
          <text:p text:style-name="P134"><text:span text:style-name="T89">1 medium tomato or 1 cup canned diced tomatoes</text:span></text:p>
          <text:p text:style-name="P134"><text:span text:style-name="T89">1 tsp ground cinnamon</text:span></text:p>
          <text:p text:style-name="P135">½ tsp ground cumin</text:p>
          <text:p text:style-name="P135">¼ tsp ground cayenne</text:p>
          <text:p text:style-name="P135">¼ tsp smoked paprika</text:p>
          <text:p text:style-name="P134"><text:span text:style-name="T89">1/3 cup olive oil</text:span><text:tab/></text:p>
          <text:p text:style-name="P134">¼ cup chopped parsley</text:p>
          <text:p text:style-name="P135">1 tsp kosher salt</text:p>
          <text:p text:style-name="P135">¼ ground pepper</text:p>
          <text:p text:style-name="P135">Yogurt for serving</text:p>
        </text:section>
        <text:p text:style-name="P134"/>
        <text:p text:style-name="P188">Instructions</text:p>
        <text:list xml:id="list183949153695549" text:continue-list="list183947696184381" text:style-name="TextRecipeNumbering">
          <text:list-item text:start-value="1">
            <text:p text:style-name="P162"><text:span text:style-name="T89">In a small bowl, combine cinnamon, cumin, cayenne and ½ tsp salt</text:span> <text:s/></text:p>
          </text:list-item>
          <text:list-item>
            <text:p text:style-name="P180">Heat a <text:s/>heavy pot (2-3 quarts) with a tight-fitting lid over medium until hot, but not smoking. <text:s/>Add couscous and toast, stirring often, until golden and fragrant, about 3 minutes. <text:s/>Transfer toasted couscous into a bowl.</text:p>
          </text:list-item>
          <text:list-item>
            <text:p text:style-name="P162"><text:span text:style-name="T89">Add oil to pot and raise heat to medium-high</text:span>. <text:s/><text:span text:style-name="T89">When it shimmers, add eggplant, onion, ½ tsp salt</text:span> <text:span text:style-name="T89">and ¼ tsp pepper and cook stirring often, until onions are softened and golden and the eggplant is browned and slightly shrunken, 8-10 minutes. <text:s/>Add garlic and stir just until fragrant.</text:span></text:p>
          </text:list-item>
          <text:list-item>
            <text:p text:style-name="P162"><text:span text:style-name="T89">Add tomato paste and the prepared spice mixture and cook, stirring 1 minute. <text:s/>Stir in toasted couscous, tomato and 1 ½ cups water, cover, reduce the heat to low and simmer until the couscous has absorbed all the liquid, 8-12 minutes. <text:s/>Turn off the heat and let rest 2 minutes. <text:s/>Uncover, stir in paprika and parsley, then taste and adjust the seasoning with salt. <text:s/>Serve immediately and dollop with yogurt, if desired</text:span>.</text:p>
          </text:list-item>
        </text:list>
        <text:h text:style-name="P191" text:outline-level="3">Mexican Food</text:h>
        <text:h text:style-name="P8" text:outline-level="4"><text:alphabetical-index-mark-start text:id="IMark90009864"/>Every Day Black Beans<text:alphabetical-index-mark-end text:id="IMark90009864"/></text:h>
        <text:p text:style-name="P82">Prep time: 20 min; </text:p>
        <text:p text:style-name="P82">From The New Vegetarian Epicure by Anna Thomas</text:p>
        <text:p text:style-name="HeadingRecipeIngredients">Ingredients</text:p>
      </text:section>
      <text:section text:style-name="Sect2" text:name="Section13">
        <text:p text:style-name="TextBodyIngredients">2-3 cans of black beans (usually use 2, but it is good with 3) or </text:p>
        <text:p text:style-name="TextBodyIngredients">1 lb cups dried, (soaked overnight, rinsed and cooked with water, 1 peeled onion, 2-3 cloves of garlic and a handful of cilantro). <text:s/></text:p>
        <text:p text:style-name="TextBodyIngredients">2 onions <text:span text:style-name="T84">(3 if making from raw beans)</text:span></text:p>
        <text:p text:style-name="TextBodyIngredients">4-5 cloves garlic </text:p>
        <text:p text:style-name="TextBodyIngredients">¼ cup packed parsley</text:p>
        <text:p text:style-name="TextBodyIngredients">1 ½ Tb<text:span text:style-name="T40">s</text:span> olive oil</text:p>
        <text:p text:style-name="TextBodyIngredients">1 large green pepper</text:p>
        <text:p text:style-name="TextBodyIngredients">2 Tb<text:span text:style-name="T40">s</text:span> cumin seeds (or 2 Tb<text:span text:style-name="T42">s</text:span> cumin powder)</text:p>
        <text:p text:style-name="TextBodyIngredients">1 Tb<text:span text:style-name="T40">s</text:span> sweet paprika</text:p>
        <text:p text:style-name="TextBodyIngredients">salt to taste</text:p>
      </text:section>
      <text:section text:style-name="Sect6" text:name="Section14">
        <text:p text:style-name="HeadingRecipeInstructions">Instructions:</text:p>
        <text:list xml:id="list183948649659846" text:continue-list="list183949153695549" text:style-name="TextRecipeNumbering">
          <text:list-item text:start-value="1">
            <text:p text:style-name="P169">Soak dry beans in water overnight with a pinch of baking soda. <text:s/>Rinse the beans and put in pot with water 2 inches above the beans. <text:s/>Put in a handful of cilantro, 2-3 pieces of garlic and 1 peeled onion. <text:s/>Add water as needed and add a tsp of salt at the end and remove vegetables.</text:p>
          </text:list-item>
          <text:list-item>
            <text:p text:style-name="TextInstructionsNumbered">Chop <text:span text:style-name="T84">2 </text:span>onions &amp; garlic and <text:span text:style-name="T40">sauté</text:span> them in olive oil in large pot until limp. <text:s/>Add bell pepper and continue cooking, stirring often until the vegetables begin to color.</text:p>
          </text:list-item>
          <text:list-item>
            <text:p text:style-name="TextInstructionsNumbered">Toast cumin seeds in small pan and then grind up in spice grinder</text:p>
          </text:list-item>
          <text:list-item>
            <text:p text:style-name="TextInstructionsNumbered">Add cumin &amp; paprika to onions &amp; pepper and cook for a few minutes</text:p>
          </text:list-item>
          <text:list-item>
            <text:p text:style-name="TextInstructionsNumbered">Add beans and cook for a few minutes until thick.</text:p>
          </text:list-item>
          <text:list-item>
            <text:p text:style-name="TextInstructionsNumbered">Serve with Spanish Rice, tortillas, tomatoes, shredded lettuce &amp; cheddar cheese. </text:p>
            <text:p text:style-name="P182"/>
          </text:list-item>
        </text:list>
        <text:h text:style-name="P8" text:outline-level="4"><text:alphabetical-index-mark-start text:id="IMark90015496"/>Mexican Rice<text:alphabetical-index-mark-end text:id="IMark90015496"/></text:h>
        <text:p text:style-name="P82">Prep time: 40 min; </text:p>
        <text:p text:style-name="P82">From The Vegetarian Epicure, book 2 by Anna Thomas</text:p>
        <text:p text:style-name="HeadingRecipeIngredients">Ingredients</text:p>
      </text:section>
      <text:section text:style-name="Sect2" text:name="Section15">
        <text:p text:style-name="TextBodyIngredients">2 large onions</text:p>
        <text:p text:style-name="TextBodyIngredients">3-4 cloves garlic, minced</text:p>
        <text:p text:style-name="TextBodyIngredients">¼ cup olive oil</text:p>
        <text:p text:style-name="TextBodyIngredients">½ tsp ginger</text:p>
        <text:p text:style-name="TextBodyIngredients">½ tsp ground coriander</text:p>
        <text:p text:style-name="TextBodyIngredients">¼ tsp cloves</text:p>
        <text:p text:style-name="TextBodyIngredients"><text:span text:style-name="T24"><text:s/></text:span><text:span text:style-name="T21">¼ tsp black pepper</text:span></text:p>
        <text:p text:style-name="TextBodyIngredients">2 cups long-grain rice</text:p>
        <text:p text:style-name="TextBodyIngredients">3 cups pureed tomatoes</text:p>
        <text:p text:style-name="TextBodyIngredients">2 tsp salt</text:p>
        <text:p text:style-name="TextBodyIngredients">1 ½ cups boiling water</text:p>
      </text:section>
      <text:section text:style-name="Sect1" text:name="Section16">
        <text:p text:style-name="HeadingRecipeInstructions">Instructions</text:p>
        <text:list xml:id="list183949145962066" text:continue-list="list183948649659846" text:style-name="TextRecipeNumbering">
          <text:list-item text:start-value="1">
            <text:p text:style-name="TextInstructionsNumbered">Peel and coarsely chop the onions, mince the garlic and <text:span text:style-name="T48">sauté</text:span> them both in the olive oil until the onions are golden.</text:p>
          </text:list-item>
          <text:list-item>
            <text:p text:style-name="TextInstructionsNumbered">Add the ginger, coriander, cloves and pepper, stir, then add the rice. <text:s/></text:p>
          </text:list-item>
          <text:list-item>
            <text:p text:style-name="TextInstructionsNumbered">Continue <text:span text:style-name="T48">sautéing</text:span> the mixture, stirring often, until the rice is slightly colored.</text:p>
          </text:list-item>
          <text:list-item>
            <text:p text:style-name="TextInstructionsNumbered">Add the pureed tomatoes, the salt, and the boiling water.</text:p>
          </text:list-item>
          <text:list-item>
            <text:p text:style-name="TextInstructionsNumbered">Stir the mixture once, then cover and simmer the rice over low heat for another 25 minutes.</text:p>
          </text:list-item>
          <text:list-item>
            <text:p text:style-name="TextInstructionsNumbered">All the liquid should be absorbed. <text:s/></text:p>
          </text:list-item>
          <text:list-item>
            <text:p text:style-name="TextInstructionsNumbered">Serve rice with black beans, cheese, salsa or enchiladas.</text:p>
          </text:list-item>
        </text:list>
        <text:h text:style-name="P9" text:outline-level="4"><text:alphabetical-index-mark-start text:id="IMark90013128"/><text:span text:style-name="T35">Refried</text:span> Beans <text:span text:style-name="T35">(Refritos)</text:span><text:alphabetical-index-mark-end text:id="IMark90013128"/></text:h>
        <text:p text:style-name="P83">From <text:span text:style-name="T35">Moosewood </text:span>by <text:span text:style-name="T35">Mollie Katzen</text:span></text:p>
        <text:p text:style-name="P17">Ingredients</text:p>
        <text:section text:style-name="Sect2" text:name="Section38">
          <text:section text:style-name="Sect3" text:name="Section39">
            <text:p text:style-name="TextBodyIngredients"><text:span text:style-name="T20">2-3 cans of black beans (usually use 2, but it is good with 3) </text:span><text:span text:style-name="T22">or</text:span><text:span text:style-name="T23"> </text:span></text:p>
            <text:p text:style-name="TextBodyIngredients">1 lb cups dried, (soaked overnight, rinsed and cooked with water, 1 peeled onion, 2-3 cloves of garlic and a handful of cilantro). <text:s/></text:p>
            <text:p text:style-name="TextBodyIngredients">2 onions</text:p>
            <text:p text:style-name="TextBodyIngredients">4-5 cloves garlic </text:p>
            <text:p text:style-name="TextBodyIngredients">¼ cup packed parsley</text:p>
            <text:p text:style-name="TextBodyIngredients">1 ½ Tb<text:span text:style-name="T40">s</text:span> olive oil</text:p>
            <text:p text:style-name="TextBodyIngredients">1 large green pepper</text:p>
            <text:p text:style-name="TextBodyIngredients">2 Tb<text:span text:style-name="T40">s</text:span> cumin seeds (or 2 Tb<text:span text:style-name="T40">s</text:span> cumin powder)</text:p>
            <text:p text:style-name="TextBodyIngredients">1 Tb<text:span text:style-name="T40">s</text:span> sweet paprika</text:p>
            <text:p text:style-name="TextBodyIngredients">salt to taste</text:p>
          </text:section>
        </text:section>
        <text:p text:style-name="HeadingRecipeInstructions">Instructions</text:p>
        <text:list xml:id="list183948093468811" text:continue-list="list183949145962066" text:style-name="TextRecipeNumbering">
          <text:list-item text:start-value="1">
            <text:p text:style-name="P183">Boil dry soaked beans <text:s/>for 1 hour with a pinch of baking soda, if using dry beans.</text:p>
          </text:list-item>
          <text:list-item>
            <text:p text:style-name="P183">Chop onions &amp; garlic and <text:span text:style-name="T40">sauté</text:span> them in olive oil in large pot until limp. <text:s/>Add bell pepper and continue cooking, stirring often until the vegetables begin to color.</text:p>
          </text:list-item>
          <text:list-item>
            <text:p text:style-name="P183">Toast cumin seeds in small pan and then grind up in spice grinder</text:p>
          </text:list-item>
          <text:list-item>
            <text:p text:style-name="P183">Add cumin &amp; paprika to onions &amp; pepper and cook for a few minutes</text:p>
          </text:list-item>
          <text:list-item>
            <text:p text:style-name="P183">Add beans and cook for a few minutes until thick.</text:p>
          </text:list-item>
          <text:list-item>
            <text:p text:style-name="P184">Serve with Spanish Rice, tortillas, tomatoes, shredded lettuce &amp; cheddar cheese. </text:p>
          </text:list-item>
        </text:list>
        <text:h text:style-name="P190" text:outline-level="3">Indian Food</text:h>
      </text:section>
      <text:h text:style-name="P120" text:outline-level="4"><text:alphabetical-index-mark-start text:id="IMark90010856"/>Mushroom &amp; Pea Curry<text:alphabetical-index-mark-end text:id="IMark90010856"/></text:h>
      <text:p text:style-name="P76">Prep time: 20 min; </text:p>
      <text:p text:style-name="HeadingRecipeHints">From A Taste of India by Bibiji Inderjit Kaur</text:p>
      <text:p text:style-name="HeadingRecipeIngredients">Ingredients</text:p>
      <text:section text:style-name="Sect2" text:name="Section17">
        <text:p text:style-name="TextBodyIngredients"><text:span text:style-name="T2">¼ cup vegetable oil or ghee</text:span><text:span text:style-name="T1"><text:line-break/>2 large onions, sliced<text:line-break/>5 cloves garlic, chopped<text:line-break/></text:span><text:span text:style-name="T2">1 inch piece fresh chopped ginger, peeled &amp; chopped fine</text:span></text:p>
        <text:p text:style-name="TextBodyIngredients">½ tsp <text:span text:style-name="T40">turmeric</text:span></text:p>
        <text:p text:style-name="TextBodyIngredients">½ tsp red <text:span text:style-name="T40">chili</text:span> powder</text:p>
        <text:p text:style-name="TextBodyIngredients">1 Tb<text:span text:style-name="T40">s</text:span> Garam Masala</text:p>
        <text:p text:style-name="TextBodyIngredients">¼ tsp nutmeg</text:p>
        <text:p text:style-name="TextBodyIngredients">1 tsp salt</text:p>
        <text:p text:style-name="TextBodyIngredients">3 medium tomatoes, chopped or 2 Tb<text:span text:style-name="T40">s</text:span> tomato paste</text:p>
        <text:p text:style-name="P44">½ lb of sliced mu<text:span text:style-name="T50">s</text:span>hrooms</text:p>
        <text:p text:style-name="P44">1 cup water</text:p>
        <text:p text:style-name="P44">½ lb frozen green peas or 1½ cup fresh</text:p>
      </text:section>
      <text:section text:style-name="Sect1" text:name="Section18">
        <text:p text:style-name="HeadingRecipeInstructions">Instructions</text:p>
        <text:list xml:id="list180641678569923795" text:style-name="WW8Num7">
          <text:list-item text:start-value="1">
            <text:p text:style-name="P148">In a large, thick-bottomed saucepan or wok, heat the oil or ghee and <text:span text:style-name="T40">sauté</text:span> the onions, garlic and ginger until golden brown. <text:s/>Add <text:span text:style-name="T40">Turmeric</text:span>, red <text:span text:style-name="T40">Chili</text:span> powder, Garam Masala, nutmeg and salt and stir well. <text:s/>Then add the tomatoes or paste and continue cooking and stirring until the oil begins to separate out. </text:p>
          </text:list-item>
          <text:list-item>
            <text:p text:style-name="P148">Add the mushrooms and mix well. <text:s/>Then add <text:span text:style-name="T47">1 cup </text:span>water <text:span text:style-name="T47">and c</text:span>ook until the mushrooms are half done. <text:s/>Add the peas, mix well and cover. <text:s/>Simmer on low heat being careful not to let the mixture burn.</text:p>
          </text:list-item>
          <text:list-item>
            <text:p text:style-name="P149">After the liquid is gone, continue cooking, stirring continuously, until the oil starts to separate out. <text:s/>Remove from the heat and serve.</text:p>
          </text:list-item>
        </text:list>
      </text:section>
      <text:h text:style-name="P120" text:outline-level="4"><text:alphabetical-index-mark-start text:id="IMark90015832"/>Dal<text:alphabetical-index-mark-end text:id="IMark90015832"/></text:h>
      <text:p text:style-name="HeadingRecipeHints">Preparation Time: ~<text:span text:style-name="T82">1 hour (mostly for lentils to cook)</text:span></text:p>
      <text:p text:style-name="HeadingRecipeHints">From The Vegetarian Epicure <text:span text:style-name="T58">(modified)</text:span>, book 2 by Anna Thomas</text:p>
      <text:p text:style-name="P16">Ingredients</text:p>
      <text:section text:style-name="Sect2" text:name="Section19">
        <text:p text:style-name="TextBodyIngredients">1 cup lentils<text:tab/></text:p>
        <text:p text:style-name="TextBodyIngredients">4 cups water</text:p>
        <text:p text:style-name="TextBodyIngredients">2 Tb<text:span text:style-name="T40">s</text:span> chopped or grated fresh ginger</text:p>
        <text:p text:style-name="TextBodyIngredients"><text:span text:style-name="T58">½</text:span> tsp ground <text:span text:style-name="T40">turmeric</text:span></text:p>
        <text:p text:style-name="TextBodyIngredients">1/8 tsp <text:span text:style-name="T40">cardamom</text:span></text:p>
        <text:p text:style-name="P54">1/8 tsp Fenugreek (optional)</text:p>
        <text:p text:style-name="TextBodyIngredients">¼ tsp cayenne pepper</text:p>
        <text:p text:style-name="TextBodyIngredients"><text:span text:style-name="T58">¼</text:span> tsp crushed dried red pepper</text:p>
        <text:p text:style-name="TextBodyIngredients">1 <text:span text:style-name="T58">heaping </text:span>tsp cumin</text:p>
        <text:p text:style-name="TextBodyIngredients">1 <text:span text:style-name="T58">heaping </text:span>tsp coriander</text:p>
        <text:p text:style-name="P65">1 tsp salt</text:p>
        <text:p text:style-name="TextBodyIngredients">2 ½ tsp butter</text:p>
        <text:p text:style-name="TextBodyIngredients">2 Tb<text:span text:style-name="T40">s</text:span> fresh cilantro</text:p>
        <text:p text:style-name="TextBodyIngredients">Juice from 1 lemon</text:p>
      </text:section>
      <text:section text:style-name="Sect1" text:name="Section20">
        <text:p text:style-name="HeadingRecipeInstructions">Instructions</text:p>
        <text:list xml:id="list7486569057462952419" text:style-name="WW8Num8">
          <text:list-item text:start-value="1">
            <text:p text:style-name="P150">Combine the lentils and water in a medium pot with the water, salt and grated ginger for about 1 hour – <text:span text:style-name="T82">until it is about the consistency of oatmeal</text:span>. <text:span text:style-name="T82">The lentils may darken but don't worry; the lemon will correct this.</text:span></text:p>
          </text:list-item>
          <text:list-item>
            <text:p text:style-name="P150">Melt the butter with the spices (<text:span text:style-name="T40">turmeric</text:span>, <text:span text:style-name="T40">cardamom</text:span>, cayenne pepper, crushed peppers, cumin &amp; coriander) in the microwave.</text:p>
          </text:list-item>
          <text:list-item>
            <text:p text:style-name="P150">Add the spices to the cooked lentils. Stir the mixture.</text:p>
          </text:list-item>
          <text:list-item>
            <text:p text:style-name="P150">Add the juice of 1 lemon.</text:p>
          </text:list-item>
          <text:list-item>
            <text:p text:style-name="P150">Serve with rice &amp; vegetable curries.</text:p>
          </text:list-item>
        </text:list>
      </text:section>
      <text:h text:style-name="P120" text:outline-level="4"><text:alphabetical-index-mark-start text:id="IMark90013128"/>Cauliflower Curry<text:alphabetical-index-mark-end text:id="IMark90013128"/></text:h>
      <text:p text:style-name="HeadingRecipeHints">Preparation Time: ~40 minutes</text:p>
      <text:p text:style-name="HeadingRecipeHints">From The Vegetarian Epicure, book 2 by Anna Thomas</text:p>
      <text:p text:style-name="HeadingRecipeHints"/>
      <text:p text:style-name="HeadingRecipeIngredients">Ingredients</text:p>
      <text:section text:style-name="Sect2" text:name="Section21">
        <text:p text:style-name="TextBodyIngredients">1 large head cauliflower</text:p>
        <text:p text:style-name="TextBodyIngredients">1 small potato (6-8 oz)</text:p>
        <text:p text:style-name="TextBodyIngredients">4 Tb<text:span text:style-name="T40">s</text:span> vegetable or olive oil</text:p>
        <text:p text:style-name="TextBodyIngredients">1 Tb<text:span text:style-name="T40">s</text:span> black mustard seeds</text:p>
        <text:p text:style-name="TextBodyIngredients">1 tsp <text:span text:style-name="T40">turmeric</text:span></text:p>
        <text:p text:style-name="TextBodyIngredients">½ tsp cumin</text:p>
        <text:p text:style-name="TextBodyIngredients">½ tsp coriander</text:p>
        <text:p text:style-name="TextBodyIngredients">½ tsp cayenne pepper</text:p>
        <text:p text:style-name="TextBodyIngredients">1 clove <text:span text:style-name="T40">garlic</text:span>, minced or crushed</text:p>
        <text:p text:style-name="TextBodyIngredients">1 small onion, slivered</text:p>
        <text:p text:style-name="TextBodyIngredients">1 tsp salt</text:p>
        <text:p text:style-name="TextBodyIngredients">¼ – ½ cup water</text:p>
        <text:p text:style-name="TextBodyIngredients">1 medium sized tomato chopped</text:p>
        <text:p text:style-name="TextBodyIngredients">2 Tb<text:span text:style-name="T40">s</text:span> lemon juice</text:p>
      </text:section>
      <text:section text:style-name="Sect1" text:name="Section22">
        <text:p text:style-name="HeadingRecipeInstructions">Instructions</text:p>
        <text:list xml:id="list183948451875174" text:continue-list="list183948093468811" text:style-name="TextRecipeNumbering">
          <text:list-item text:start-value="1">
            <text:p text:style-name="TextInstructionsNumbered">Trim and wash the cauliflower and break it up into very small flowerettes. <text:s/></text:p>
          </text:list-item>
          <text:list-item>
            <text:p text:style-name="TextInstructionsNumbered">Scrub the potato and boil it in salted water until nearly tender.</text:p>
          </text:list-item>
          <text:list-item>
            <text:p text:style-name="TextInstructionsNumbered">Heat oil in a fairly large skillet over medium low heat and add the mustard seeds. <text:s/>Cover and allow the seeds to pop in a few minutes.</text:p>
          </text:list-item>
          <text:list-item>
            <text:p text:style-name="TextInstructionsNumbered">When the seeds have completed popping, add the <text:span text:style-name="T40">turmeric</text:span>, cumin, coriander, cayenne, garlic and onions.</text:p>
          </text:list-item>
          <text:list-item>
            <text:p text:style-name="TextInstructionsNumbered"><text:span text:style-name="T40">Sauté</text:span> this mixture over medium heat, stirring constantly for 3-4 minutes.</text:p>
          </text:list-item>
          <text:list-item>
            <text:p text:style-name="TextInstructionsNumbered">Add the cauliflower and <text:span text:style-name="T40">sauté</text:span>, stirring often for 4-5 minutes.</text:p>
          </text:list-item>
          <text:list-item>
            <text:p text:style-name="TextInstructionsNumbered">Add the salt and water and cover. <text:s/>Allow the curry to simmer for 5 minutes.</text:p>
          </text:list-item>
          <text:list-item>
            <text:p text:style-name="TextInstructionsNumbered">Cut up the parboiled potato into 1” cubes and add to mixture and allow to simmer for 10 minutes.</text:p>
          </text:list-item>
          <text:list-item>
            <text:p text:style-name="TextInstructionsNumbered">Add the tomato and lemon juice and allow to simmer for a few more minutes</text:p>
          </text:list-item>
          <text:list-item>
            <text:p text:style-name="TextInstructionsNumbered">Serve hot with rice, raita, chutneys and other condiments.</text:p>
          </text:list-item>
        </text:list>
      </text:section>
      <text:h text:style-name="P120" text:outline-level="4"><text:alphabetical-index-mark-start text:id="IMark90013768"/>Indian Plain <text:span text:style-name="T40">Pila</text:span><text:alphabetical-index-mark-end text:id="IMark90013768"/><text:span text:style-name="T40">u</text:span></text:h>
      <text:p text:style-name="HeadingRecipeHints">Preparation Time: ~40 minutes</text:p>
      <text:p text:style-name="HeadingRecipeHints">From The Vegetarian Epicure, book 2 by Anna Thomas</text:p>
      <text:p text:style-name="HeadingRecipeIngredients">Ingredients</text:p>
      <text:section text:style-name="Sect2" text:name="Section23">
        <text:p text:style-name="TextBodyIngredients">4 Tb<text:span text:style-name="T40">s</text:span> butter</text:p>
        <text:p text:style-name="TextBodyIngredients">2 cups white rice </text:p>
        <text:p text:style-name="TextBodyIngredients">¼ tsp cinnamon</text:p>
        <text:p text:style-name="TextBodyIngredients"><text:span text:style-name="T40">cardamom</text:span> seeds from 8 pods or about 1/8 tsp powdered</text:p>
        <text:p text:style-name="TextBodyIngredients">¾ cup slivered almonds</text:p>
        <text:p text:style-name="TextBodyIngredients">½ cup raisins</text:p>
        <text:p text:style-name="TextBodyIngredients">1 cup frozen peas</text:p>
        <text:p text:style-name="TextBodyIngredients">4 cups hot water (~4 ½ for brown rice)</text:p>
        <text:p text:style-name="TextBodyIngredients">1 ½ tsp salt</text:p>
      </text:section>
      <text:section text:style-name="Sect1" text:name="Section24">
        <text:p text:style-name="HeadingRecipeInstructions">Instructions</text:p>
        <text:list xml:id="list1083466991910745496" text:style-name="WW8Num11">
          <text:list-item text:start-value="1">
            <text:p text:style-name="P151">Melt butter in large pan and fry the rice over low heat until it starts to color. </text:p>
          </text:list-item>
          <text:list-item>
            <text:p text:style-name="P151">Add the cinnamon and <text:span text:style-name="T40">cardamom.</text:span> <text:s/>Stir and continue frying for 1-2 minutes.</text:p>
          </text:list-item>
          <text:list-item>
            <text:p text:style-name="P151">Add remaining ingredients and stir briefly.</text:p>
          </text:list-item>
          <text:list-item>
            <text:p text:style-name="P151">Bring water to a boil, then lower the heat. <text:s/></text:p>
          </text:list-item>
          <text:list-item>
            <text:p text:style-name="P151">Cover tightly and let rice steam for 20 minutes (longer for brown rice).</text:p>
          </text:list-item>
          <text:list-item>
            <text:p text:style-name="P151">All the water should be absorbed and the rice tender, but not mushy.</text:p>
          </text:list-item>
        </text:list>
      </text:section>
      <text:h text:style-name="P120" text:outline-level="4"><text:alphabetical-index-mark-start text:id="IMark90014024"/>Saffron Rice<text:alphabetical-index-mark-end text:id="IMark90014024"/></text:h>
      <text:p text:style-name="HeadingRecipeHints">Preparation Time: ~40 minutes</text:p>
      <text:p text:style-name="HeadingRecipeHints">From The Vegetarian Epicure, book 2 by Anna Thomas</text:p>
      <text:p text:style-name="HeadingRecipeIngredients">Ingredients</text:p>
      <text:section text:style-name="Sect2" text:name="Section25">
        <text:p text:style-name="TextBodyIngredients">½ tsp crushed saffron threads</text:p>
        <text:p text:style-name="TextBodyIngredients">3 Tb<text:span text:style-name="T40">s</text:span> warm milk</text:p>
        <text:p text:style-name="TextBodyIngredients">2 Tb<text:span text:style-name="T40">s</text:span> butter</text:p>
        <text:p text:style-name="TextBodyIngredients">1/3 cup currants</text:p>
        <text:p text:style-name="TextBodyIngredients">1/3 cup shelled chopped pistachio nuts</text:p>
        <text:p text:style-name="TextBodyIngredients">1 ½ cups white rice </text:p>
        <text:p text:style-name="TextBodyIngredients">¼ tsp cinnamon</text:p>
        <text:p text:style-name="TextBodyIngredients">3 cups water</text:p>
        <text:p text:style-name="TextBodyIngredients">1 tsp salt</text:p>
        <text:p text:style-name="TextBodyIngredients">1 Tb<text:span text:style-name="T40">s</text:span> sugar</text:p>
        <text:p text:style-name="TextBodyIngredients">pinch of cinnamon</text:p>
      </text:section>
      <text:section text:style-name="Sect1" text:name="Section26">
        <text:p text:style-name="HeadingRecipeInstructions">Instructions</text:p>
        <text:list xml:id="list4754581972706348408" text:style-name="WW8Num12">
          <text:list-item text:start-value="1">
            <text:p text:style-name="P170">Dissolve the saffron in the warm milk.</text:p>
          </text:list-item>
          <text:list-item>
            <text:p text:style-name="P170">Melt the butter in a large saucepan and add the currants, pistachio nuts and rice to it.</text:p>
          </text:list-item>
          <text:list-item>
            <text:p text:style-name="P170">Stir over low heat for several minutes, then add the water, salt, sugar, cinnamon, and dissolved saffron.</text:p>
          </text:list-item>
          <text:list-item>
            <text:p text:style-name="P170"><text:span text:style-name="T40">Stir</text:span> at once, raise the heat and bring the water to a boil, then lower the heat, cover and barely simmer for 25 minutes. <text:s/></text:p>
          </text:list-item>
          <text:list-item>
            <text:p text:style-name="P170">Serve immediately.</text:p>
          </text:list-item>
        </text:list>
        <text:list xml:id="list183948676304249" text:continue-list="list183948451875174" text:style-name="TextRecipeNumbering">
          <text:list-header>
            <text:p text:style-name="TextInstructionsNumbered"/>
          </text:list-header>
        </text:list>
      </text:section>
      <text:h text:style-name="P120" text:outline-level="4"><text:alphabetical-index-mark-start text:id="IMark90012888"/>Cucumber Raita<text:alphabetical-index-mark-end text:id="IMark90012888"/></text:h>
      <text:p text:style-name="HeadingRecipeHints">Preparation Time: ~10 minutes</text:p>
      <text:p text:style-name="HeadingRecipeHints">From The Vegetarian Epicure, book 2 by Anna Thomas</text:p>
      <text:p text:style-name="HeadingRecipeIngredients">Ingredients</text:p>
      <text:section text:style-name="Sect2" text:name="Section27">
        <text:p text:style-name="TextBodyIngredients">1 large English cucumber or 4 small <text:span text:style-name="T40">Persian</text:span> cucumbers</text:p>
        <text:p text:style-name="TextBodyIngredients">2-3 Tb<text:span text:style-name="T40">s</text:span> finely chopped onions</text:p>
        <text:p text:style-name="TextBodyIngredients">2 cups plain yogurt</text:p>
        <text:p text:style-name="TextBodyIngredients">¼ tsp ground cumin</text:p>
        <text:p text:style-name="TextBodyIngredients">½ tsp cayenne pepper</text:p>
        <text:p text:style-name="TextBodyIngredients">salt to taste</text:p>
        <text:p text:style-name="TextBodyIngredients">chopped fresh cilantro</text:p>
      </text:section>
      <text:section text:style-name="Sect1" text:name="Section28">
        <text:p text:style-name="HeadingRecipeInstructions">Instructions</text:p>
        <text:list xml:id="list183948105221246" text:continue-list="list183948676304249" text:style-name="TextRecipeNumbering">
          <text:list-item text:start-value="1">
            <text:p text:style-name="TextInstructionsNumbered">Coarsely grate cucumber. <text:s/></text:p>
          </text:list-item>
          <text:list-item>
            <text:p text:style-name="TextInstructionsNumbered">Add the onions, yogurt, all spices (except cilantro), salt and stir.</text:p>
          </text:list-item>
          <text:list-item>
            <text:p text:style-name="TextInstructionsNumbered">Add the cilantro at the end and serve.</text:p>
          </text:list-item>
        </text:list>
      </text:section>
      <text:h text:style-name="P120" text:outline-level="4"><text:alphabetical-index-mark-start text:id="IMark90015208"/>Samosa (filling)<text:alphabetical-index-mark-end text:id="IMark90015208"/></text:h>
      <text:p text:style-name="HeadingRecipeHints">From A Taste of India by Bibiji Inderjit Kaur</text:p>
      <text:p text:style-name="HeadingRecipeHints">Pre-heat oven to 350º; Cooking time 15-20 minutes </text:p>
      <text:p text:style-name="HeadingRecipeIngredients">Ingredients</text:p>
      <text:section text:style-name="Sect2" text:name="Section29">
        <text:p text:style-name="TextBodyIngredients">4 medium potatoes</text:p>
        <text:p text:style-name="TextBodyIngredients">3 Tb<text:span text:style-name="T40">s</text:span> melted ghee or butter or oil</text:p>
        <text:p text:style-name="TextBodyIngredients">3 tsp coriander</text:p>
        <text:p text:style-name="TextBodyIngredients">3 tsp cumin powder</text:p>
        <text:p text:style-name="TextBodyIngredients">1 tsp crushed dry red pepper</text:p>
        <text:p text:style-name="P38">6 green <text:span text:style-name="T42">chilies</text:span> (mild or hot), chopped finely</text:p>
        <text:p text:style-name="P38">½ tsp ground black pepper</text:p>
        <text:p text:style-name="TextBodyIngredients">1 tsp fresh cilantro chopped</text:p>
        <text:p text:style-name="TextBodyIngredients">2 Tb<text:span text:style-name="T40">s</text:span> dry pomegranate seeds</text:p>
        <text:p text:style-name="TextBodyIngredients">1 tsp salt</text:p>
        <text:p text:style-name="TextBodyIngredients"><text:span text:style-name="T82">1/2</text:span> cup green peas (fresh or frozen)</text:p>
        <text:p text:style-name="TextBodyIngredients">16 puffed square pastry sheets</text:p>
      </text:section>
      <text:section text:style-name="Sect1" text:name="Section30">
        <text:p text:style-name="HeadingRecipeInstructions">Instructions</text:p>
        <text:list xml:id="list3273926240828742487" text:style-name="WW8Num14">
          <text:list-item text:start-value="1">
            <text:p text:style-name="P152">Boil the potatoes until tender. <text:s/>Then peel and dice them into small cubes. </text:p>
          </text:list-item>
          <text:list-item>
            <text:p text:style-name="P156">In a large, thick-bottomed frying pan, heat the butter or oil and add the coriander, cumin, crushed red pepper, green <text:span text:style-name="T40">chilies</text:span>, black pepper, cilantro, pomegranate seeds and 1 tsp of salt along with the potatoes <text:span text:style-name="T82">&amp; peas</text:span>.</text:p>
          </text:list-item>
          <text:list-item>
            <text:p text:style-name="P156">Cook on low heat for 2 minutes, <text:span text:style-name="T40">stirring</text:span> continuously.</text:p>
          </text:list-item>
          <text:list-item>
            <text:p text:style-name="P156">Cool the mixture.</text:p>
          </text:list-item>
          <text:list-item>
            <text:p text:style-name="P157">Roll out <text:span text:style-name="T83">pastry into squares</text:span> <text:span text:style-name="T83">and cut edges to form a roughly 6 inch dia. circle. Cut this in half to make two samosa pockets. <text:s/>Join the corners of each half at its centerline so that the straight edges overlap to form a triangular cone-shaped pocket with a seam. Moisten the overlapping seam to glue it together. <text:s text:c="2"/></text:span></text:p>
          </text:list-item>
          <text:list-item>
            <text:p text:style-name="P157"><text:span text:style-name="T83">A</text:span>dd 1-2 Tb<text:span text:style-name="T40">s</text:span> mixture <text:span text:style-name="T83">to the pocket</text:span>. <text:s/><text:span text:style-name="T83">Overlap and seal the pocket 's open edges with water as with the seam</text:span>.</text:p>
          </text:list-item>
          <text:list-item>
            <text:p text:style-name="P156">Place on baking sheet with parchment paper. <text:s/>Continue for all 16 squares.</text:p>
          </text:list-item>
          <text:list-item>
            <text:p text:style-name="P153">Bake at 350º until lightly brown; <text:span text:style-name="T83">a</text:span>bout 15-20 min. <text:s/>Serve warm.</text:p>
          </text:list-item>
        </text:list>
        <text:list xml:id="list183947928581400" text:continue-list="list183948105221246" text:style-name="TextRecipeNumbering">
          <text:list-header>
            <text:p text:style-name="P185"/>
            <text:p text:style-name="P186"/>
          </text:list-header>
        </text:list>
      </text:section>
      <text:h text:style-name="P120" text:outline-level="4"><text:alphabetical-index-mark-start text:id="IMark90014504"/>Indian Spice Greens<text:alphabetical-index-mark-end text:id="IMark90014504"/></text:h>
      <text:p text:style-name="HeadingRecipeHints">From BBC Good Food (but slightly modified)</text:p>
      <text:p text:style-name="HeadingRecipeHints">Preparation Time: 10 min; Cooking time 10 minutes </text:p>
      <text:p text:style-name="P18">Ingredients</text:p>
      <text:section text:style-name="Sect2" text:name="Section31">
        <text:p text:style-name="TextBodyIngredients">1 Tb<text:span text:style-name="T40">s</text:span> oil</text:p>
        <text:p text:style-name="TextBodyIngredients">1 tsp cumin seed</text:p>
        <text:p text:style-name="TextBodyIngredients">½ tsp black mustard seed</text:p>
        <text:p text:style-name="TextBodyIngredients">1-2 <text:span text:style-name="T41">Jalapeño</text:span> peppers chopped</text:p>
        <text:p text:style-name="TextBodyIngredients">1-1½ <text:s/>inch fresh ginger, grated</text:p>
        <text:p text:style-name="TextBodyIngredients">¼ tsp <text:span text:style-name="T41">turmeric</text:span></text:p>
        <text:p text:style-name="TextBodyIngredients">1 lb greens (Kale, Bru<text:span text:style-name="T41">s</text:span>sel Sprouts, Bok Choy, etc)</text:p>
        <text:p text:style-name="TextBodyIngredients">½ – 1 cup peas</text:p>
        <text:p text:style-name="TextBodyIngredients">Juice from 1 lemon</text:p>
        <text:p text:style-name="TextBodyIngredients">½ tsp ground coriander</text:p>
        <text:p text:style-name="TextBodyIngredients">small bunch of cilantro</text:p>
        <text:p text:style-name="TextBodyIngredients">2 Tb<text:span text:style-name="T41">s</text:span> unsweetened coconut</text:p>
        <text:p text:style-name="TextBodyIngredients">pinch of salt</text:p>
      </text:section>
      <text:section text:style-name="Sect1" text:name="Section32">
        <text:p text:style-name="HeadingRecipeInstructions">Instructions</text:p>
        <text:list xml:id="list183947659483258" text:continue-list="list183947928581400" text:style-name="TextRecipeNumbering">
          <text:list-item text:start-value="1">
            <text:p text:style-name="TextInstructionsNumbered">Heat the oil in large non-stick pan or wok, sizzle the cumin and mustard seeds for 1 min (or until they pop), then add the <text:span text:style-name="T42">Jalapeño</text:span> peppers, grated ginger <text:span text:style-name="T82">and turmeric</text:span>. <text:s/>Fry until aromatic (~1-2 min), then add the greens, a pinch of salt and a little water and the peas.</text:p>
          </text:list-item>
          <text:list-item>
            <text:p text:style-name="TextInstructionsNumbered">Cover the pan and cook for 4-5 minutes until the greens have wilted. <text:s/>Add the lemon juice, ground coriander and half the fresh cilantro and 1 Tb<text:span text:style-name="T42">s</text:span> coconut.</text:p>
          </text:list-item>
          <text:list-item>
            <text:p text:style-name="TextInstructionsNumbered">Serve and sprinkle the remaining cilantro and coconut.</text:p>
          </text:list-item>
        </text:list>
        <text:h text:style-name="P191" text:outline-level="3"><text:span text:style-name="T75">Thai</text:span> <text:span text:style-name="T45">Dishes</text:span></text:h>
        <text:h text:style-name="P10" text:outline-level="4"><text:alphabetical-index-mark-start text:id="IMark90013448"/>Thai Red Curry with Vegetables<text:alphabetical-index-mark-end text:id="IMark90013448"/></text:h>
        <text:p text:style-name="P79">Recipe yields 4 servings; Serve with rice</text:p>
        <text:p text:style-name="P7">Ingredients:</text:p>
        <text:section text:style-name="Sect4" text:name="Section58">
          <text:p text:style-name="P30"><text:span text:style-name="T73">1 small onion, chopped</text:span> </text:p>
          <text:p text:style-name="P31">1 Tbs peeled and minced ginger</text:p>
          <text:p text:style-name="P31">2 tsp peeled minced garlic</text:p>
          <text:p text:style-name="P31">½ tsp ground coriander</text:p>
          <text:p text:style-name="P30"><text:span text:style-name="T72">½ tsp tsp ground cumin</text:span> </text:p>
          <text:p text:style-name="P30"><text:span text:style-name="T72">3 carrots, peeled and sliced</text:span> </text:p>
          <text:p text:style-name="P31">1 large red pepper, sliced into 2-inch strips</text:p>
          <text:p text:style-name="P31">2-3 Tbs Thai red curry paste</text:p>
          <text:p text:style-name="P32">2 Tbs creamy peanut butter</text:p>
          <text:p text:style-name="P32">14 oz coconut milk</text:p>
          <text:p text:style-name="P33">1 ½ tsp Turbinado or brown sugar</text:p>
          <text:p text:style-name="P32">1 ½ cups packed thinly sliced kale or collards (ribs removed)</text:p>
          <text:p text:style-name="P30">1 <text:span text:style-name="T72">lb fried tofu or (1½ lb diced chicken)</text:span></text:p>
          <text:p text:style-name="P32">2 tsp rice vinegar or fresh lime juice </text:p>
          <text:p text:style-name="P32">1 Tbs fish sauce or soy sauce</text:p>
          <text:p text:style-name="P34">salt <text:span text:style-name="T74">to taste</text:span></text:p>
        </text:section>
        <text:p text:style-name="P97">Instructions:</text:p>
        <text:list xml:id="list183948621105837" text:continue-list="list183947659483258" text:style-name="TextRecipeNumbering">
          <text:list-item text:start-value="1">
            <text:p text:style-name="P108">Warm skillet and add oil and onion and fry until translucent.</text:p>
          </text:list-item>
          <text:list-item>
            <text:p text:style-name="P108">Add the garlic &amp; ginger, until fragrant (~30 sec).</text:p>
          </text:list-item>
          <text:list-item>
            <text:p text:style-name="P109"><text:span text:style-name="T15">Note: If using chicken, add </text:span><text:span text:style-name="T17">it here and cook</text:span><text:span text:style-name="T16"> until tender.</text:span></text:p>
          </text:list-item>
          <text:list-item>
            <text:p text:style-name="P110">Add cumin &amp; coriander.</text:p>
          </text:list-item>
          <text:list-item>
            <text:p text:style-name="P112">Add the carrots and cook a couple of minutes.</text:p>
          </text:list-item>
          <text:list-item>
            <text:p text:style-name="P112">Add the red pepper and cook for a couple of minutes</text:p>
          </text:list-item>
          <text:list-item>
            <text:p text:style-name="P112">Add the Thai curry paste and peanut butter and blend into the mixture.</text:p>
          </text:list-item>
          <text:list-item>
            <text:p text:style-name="P112">Add coconut milk, kale, tofu <text:span text:style-name="T80">(if not using chicken)</text:span> <text:span text:style-name="T80">&amp; </text:span><text:s/>sugar and cook until carrots &amp; kale are cooked to desired softness.</text:p>
          </text:list-item>
          <text:list-item>
            <text:p text:style-name="P112">Add vinegar or lime juice after removed from heat.</text:p>
          </text:list-item>
          <text:list-item>
            <text:p text:style-name="P112">Add salt as needed.</text:p>
          </text:list-item>
          <text:list-item>
            <text:p text:style-name="P113">Garnish with fresh basil or cilantro or chopped unsalted peanuts.</text:p>
          </text:list-item>
          <text:list-item>
            <text:p text:style-name="P114"><text:span text:style-name="T81">Note: </text:span>3 Tbs Thai red curry paste makes it very spicy.</text:p>
          </text:list-item>
        </text:list>
        <text:h text:style-name="P192" text:outline-level="3">Pasta <text:span text:style-name="T45">Dishes</text:span></text:h>
        <text:h text:style-name="P124" text:outline-level="4"><text:alphabetical-index-mark-start text:id="IMark90007960"/>Peanut <text:span text:style-name="T52">Ginger</text:span> Noodles<text:alphabetical-index-mark-end text:id="IMark90007960"/></text:h>
        <text:p text:style-name="P70">From <text:span text:style-name="T43">Allrecipes on line</text:span></text:p>
        <text:p text:style-name="P70">Preparation Time: 10 min; Cooking time 10 minutes </text:p>
        <text:p text:style-name="P19">Ingredients</text:p>
        <text:section text:style-name="Sect4" text:name="Section40">
          <text:p text:style-name="TextBodyIngredients"><text:span text:style-name="T43">1 pound</text:span> spaghetti </text:p>
          <text:p text:style-name="TextBodyIngredients"><text:span text:style-name="T43">2</text:span> bunch green onions, sliced (white parts only); <text:span text:style-name="T46">save greens for garnish</text:span> </text:p>
          <text:p text:style-name="P58">1 small chopped red pepper</text:p>
          <text:p text:style-name="TextBodyIngredients"><text:span text:style-name="T43">4</text:span> <text:span text:style-name="T43">Tbs</text:span> sesame oil </text:p>
          <text:p text:style-name="TextBodyIngredients">1 <text:span text:style-name="T43">Tbs</text:span> minced fresh ginger root </text:p>
          <text:p text:style-name="TextBodyIngredients"><text:span text:style-name="T43">2</text:span>/3 cup peanut butter </text:p>
          <text:p text:style-name="TextBodyIngredients">1/<text:span text:style-name="T43">2</text:span> cup soy sauce </text:p>
          <text:p text:style-name="TextBodyIngredients">1/<text:span text:style-name="T43">2</text:span> cup hot water </text:p>
          <text:p text:style-name="TextBodyIngredients"><text:span text:style-name="T43">2</text:span> <text:span text:style-name="T43">Tbs</text:span> cider <text:span text:style-name="T44">or rice</text:span> vinegar </text:p>
          <text:p text:style-name="TextBodyIngredients">1 <text:span text:style-name="T43">Tbs</text:span> white sugar </text:p>
          <text:p text:style-name="TextBodyIngredients">1/<text:span text:style-name="T43">2</text:span> <text:span text:style-name="T43">tsp</text:span> crushed red pepper flakes</text:p>
          <text:p text:style-name="P43">1 chicken breast (optional)</text:p>
        </text:section>
        <text:p text:style-name="P89">Instructions</text:p>
        <text:list xml:id="list183948341524424" text:continue-list="list183948621105837" text:style-name="TextRecipeNumbering">
          <text:list-item text:start-value="1">
            <text:p text:style-name="TextInstructionsNumbered">Cook pasta in a large pot of boiling water until done. Drain.</text:p>
          </text:list-item>
          <text:list-item>
            <text:p text:style-name="P171">Meanwhile, combine oil <text:span text:style-name="T61">&amp; chicken and cook until chicken is no longer pink.</text:span></text:p>
          </text:list-item>
          <text:list-item>
            <text:p text:style-name="P171"><text:span text:style-name="T61">If making vegetarian, cook </text:span>onions <text:span text:style-name="T61">&amp; red pepper for 1-2 minutes. </text:span><text:s/></text:p>
          </text:list-item>
          <text:list-item>
            <text:p text:style-name="P171">Add ginger; cook and stir for 1 to 2 minutes. </text:p>
          </text:list-item>
          <text:list-item>
            <text:p text:style-name="P171">Mix peanut butter, soy sauce, water, vinegar, sugar, and red pepper flakes. </text:p>
          </text:list-item>
          <text:list-item>
            <text:p text:style-name="P171"><text:span text:style-name="T61">Pour into vegetables and remove from heat.</text:span>. </text:p>
          </text:list-item>
          <text:list-item>
            <text:p text:style-name="TextInstructionsNumbered"><text:span text:style-name="T61">Pour sauce over </text:span>noodles and serve. </text:p>
          </text:list-item>
          <text:list-item>
            <text:p text:style-name="P172">Spread the green onion greens on top.</text:p>
          </text:list-item>
        </text:list>
        <text:h text:style-name="P125" text:outline-level="4"><text:alphabetical-index-mark-start text:id="IMark90016872"/>P<text:span text:style-name="T52">esto Pasta</text:span><text:alphabetical-index-mark-end text:id="IMark90016872"/></text:h>
        <text:p text:style-name="P71">From <text:span text:style-name="T52">Moosewood by Mollie Katzen</text:span></text:p>
        <text:p text:style-name="P71">Preparation Time: 10 min <text:span text:style-name="T52">for Pasta</text:span>; <text:span text:style-name="T52">Make pesto while pasta cooks</text:span> </text:p>
        <text:p text:style-name="P20">Ingredients</text:p>
        <text:section text:style-name="Sect4" text:name="Section43">
          <text:p text:style-name="P46">3 <text:span text:style-name="T53">cups packed fresh Basil leaves</text:span></text:p>
          <text:p text:style-name="P48">2 large cloves fresh garlic</text:p>
          <text:p text:style-name="P48">½ cup pine nuts or toasted slivered almonds (from TJs)</text:p>
          <text:p text:style-name="P48">¾ cup packed fresh chopped parsley</text:p>
          <text:p text:style-name="P45"><text:span text:style-name="T53">¾ cup fresh grated Parmesan</text:span> </text:p>
          <text:p text:style-name="P48">½ cup olive oil</text:p>
          <text:p text:style-name="P48">salt to taste or you can use additional dried powdered Parmesan</text:p>
          <text:p text:style-name="P46">1 lb pasta</text:p>
        </text:section>
        <text:p text:style-name="P90">Instructions</text:p>
        <text:list xml:id="list183948929899641" text:continue-list="list183948341524424" text:style-name="TextRecipeNumbering">
          <text:list-item text:start-value="1">
            <text:p text:style-name="P173">Combine everything (other than Pasta) in a blender on low, then medium speed to make a paste/sauce.</text:p>
          </text:list-item>
          <text:list-item>
            <text:p text:style-name="P174">Cook Pasta to package instructions and drain.</text:p>
          </text:list-item>
          <text:list-item>
            <text:p text:style-name="P174">Put Pasta in bowl and add Pesto sauce and mix thoroughly.</text:p>
          </text:list-item>
          <text:list-item>
            <text:p text:style-name="P173">Sprinkle dried Parmesan on top and serve with a salad or vegetable.</text:p>
          </text:list-item>
        </text:list>
        <text:h text:style-name="P126" text:outline-level="4"><text:alphabetical-index-mark-start text:id="IMark90012888"/>Italian Tomato Sauce &amp; Pasta<text:alphabetical-index-mark-end text:id="IMark90012888"/></text:h>
        <text:p text:style-name="P78">From <text:span text:style-name="T52">Moosewood by Mollie Katzen</text:span></text:p>
        <text:p text:style-name="P78">Preparation Time: <text:span text:style-name="T52">~20 min</text:span>; </text:p>
        <text:p text:style-name="P21">Ingredients</text:p>
        <text:section text:style-name="Sect4" text:name="Section1">
          <text:p text:style-name="P47">3 Tbs olive oil</text:p>
          <text:p text:style-name="P47">1 cup chopped onion</text:p>
          <text:p text:style-name="P59"><text:span text:style-name="T52">1 Tbs minced</text:span> <text:span text:style-name="T52">garlic</text:span></text:p>
          <text:p text:style-name="P47">1 cup chopped green pepper</text:p>
          <text:p text:style-name="P47">2 tsp dried basil</text:p>
          <text:p text:style-name="P59"><text:span text:style-name="T52">1 tsp dried oregano</text:span> </text:p>
          <text:p text:style-name="P47">2 bay leaves</text:p>
          <text:p text:style-name="P47">2 tsp salt</text:p>
          <text:p text:style-name="P47">1 lb-13 oz can tomato puree</text:p>
          <text:p text:style-name="P47">1 6 oz can tomato paste</text:p>
          <text:p text:style-name="P47">2 Tbs red wine</text:p>
          <text:p text:style-name="P47">1 cup fresh tomatoes</text:p>
          <text:p text:style-name="P47">¼ tsp black pepper</text:p>
          <text:p text:style-name="P47">½ cup fresh chopped parsley</text:p>
          <text:p text:style-name="P47">Optional: ½ lb coarsely chopped mushrooms; <text:span text:style-name="T53">Parmesan</text:span></text:p>
          <text:p text:style-name="P47">1 lb pasta</text:p>
        </text:section>
        <text:p text:style-name="P94">Instructions</text:p>
        <text:list xml:id="list183948004907688" text:continue-list="list183948929899641" text:style-name="TextRecipeNumbering">
          <text:list-item text:start-value="1">
            <text:p text:style-name="P175">In a large pot, sauté oil, onions, garlic, green pepper, basil, oregano, bay leaves &amp; salt together. (Add mushrooms here if using.)</text:p>
          </text:list-item>
          <text:list-item>
            <text:p text:style-name="P175">When onions are clear and very soft add, tomato puree, tomato paste, red wine, fresh tomatoes and black pepper.</text:p>
          </text:list-item>
          <text:list-item>
            <text:p text:style-name="P175">Turn the heat way down, cover and simmer at least 45 minutes, stirring occasionally.</text:p>
          </text:list-item>
          <text:list-item>
            <text:p text:style-name="TextInstructionsNumbered">Add parsley and additional salt &amp; pepper, if needed. <text:s/>Cook Pasta. <text:s/>Can add Parmesan on top.</text:p>
          </text:list-item>
        </text:list>
        <text:h text:style-name="P126" text:outline-level="4"><text:alphabetical-index-mark-start text:id="IMark90014088"/>Las<text:span text:style-name="T79">a</text:span>gna<text:alphabetical-index-mark-end text:id="IMark90014088"/></text:h>
        <text:p text:style-name="P71">From <text:span text:style-name="T52">Moosewood by Mollie Katzen</text:span></text:p>
        <text:p text:style-name="P71">Preparation Time: <text:span text:style-name="T52">~20 min</text:span>; </text:p>
        <text:p text:style-name="P20">Ingredients</text:p>
        <text:section text:style-name="Sect4" text:name="Section44">
          <text:p text:style-name="P60">12 lasagna noodles, ½ cooked, drained, rinsed in cold water</text:p>
          <text:p text:style-name="P60">2 cups ricotta/cottage cheese</text:p>
          <text:p text:style-name="P60">2 eggs beaten</text:p>
          <text:p text:style-name="P35">1 lb shredded mozzarella cheese</text:p>
          <text:p text:style-name="P36">½ cup grated Parmesan or Romano cheese </text:p>
          <text:p text:style-name="P35">Optional: ½ lb raw spinach, chopped, nutmeg &amp; 2 Tbs wheat germ</text:p>
          <text:p text:style-name="P36">salt &amp; pepper</text:p>
          <text:p text:style-name="P36">9X13” pan</text:p>
        </text:section>
        <text:p text:style-name="P90">Instructions</text:p>
        <text:list xml:id="list183948089973428" text:continue-list="list183948004907688" text:style-name="TextRecipeNumbering">
          <text:list-item text:start-value="1">
            <text:p text:style-name="P176">Filling: Combine ricotta cheese, plus beaten eggs, salt &amp; pepper, spinach, nutmeg &amp; wheat germ</text:p>
          </text:list-item>
          <text:list-item>
            <text:p text:style-name="P177">Spread a little sauce over the bottom of the pan.</text:p>
          </text:list-item>
          <text:list-item>
            <text:p text:style-name="P177">Cover with a layer of noodles (~1/3 of the noodles)</text:p>
          </text:list-item>
          <text:list-item>
            <text:p text:style-name="P176">Put a blotch of filling here and there. <text:s/>Use ½ of the filling.</text:p>
          </text:list-item>
          <text:list-item>
            <text:p text:style-name="P176">Spread 1/3 of the remaining sauce</text:p>
          </text:list-item>
          <text:list-item>
            <text:p text:style-name="P176">Spread ½ of the mozzarella, hither &amp; thither</text:p>
          </text:list-item>
          <text:list-item>
            <text:p text:style-name="P176">Put down another 1/3 noodles</text:p>
          </text:list-item>
          <text:list-item>
            <text:p text:style-name="P176">Spread remaining filling.</text:p>
          </text:list-item>
          <text:list-item>
            <text:p text:style-name="P176">Spread another 1/3 of sauce</text:p>
          </text:list-item>
          <text:list-item>
            <text:p text:style-name="P178">Add the remaining mozzarella</text:p>
          </text:list-item>
          <text:list-item>
            <text:p text:style-name="P178">Put down remaining noodles</text:p>
          </text:list-item>
          <text:list-item>
            <text:p text:style-name="P178">Put remaining 1/3 sauce</text:p>
          </text:list-item>
          <text:list-item>
            <text:p text:style-name="P178">Put the Parmesan or Romano on top.</text:p>
          </text:list-item>
          <text:list-item>
            <text:p text:style-name="P179">Bake 45 minutes at 375<text:span text:style-name="T5">º</text:span></text:p>
          </text:list-item>
          <text:list-item>
            <text:p text:style-name="P178">Let stand 10 minutes before serving.<text:span text:style-name="T52"><text:line-break/></text:span></text:p>
          </text:list-item>
        </text:list>
        <text:h text:style-name="P12" text:outline-level="3">Stuffing</text:h>
        <text:h text:style-name="P127" text:outline-level="4"><text:alphabetical-index-mark-start text:id="IMark89981000"/>Porcini stuffing with Leeks<text:alphabetical-index-mark-end text:id="IMark89981000"/></text:h>
        <text:p text:style-name="P84"><text:span text:style-name="T11">Pre-heat oven to 350º </text:span><text:span text:style-name="T12">F</text:span><text:span text:style-name="T11">; </text:span><text:span text:style-name="T13">Prep &amp; Cook Time: 1 hour </text:span><text:span text:style-name="T14">20 min</text:span></text:p>
        <text:p text:style-name="P28">Ingredients</text:p>
        <text:section text:style-name="Sect2" text:name="Section51">
          <text:p text:style-name="P61">1 lb <text:span text:style-name="T62">Challah</text:span></text:p>
          <text:section text:style-name="Sect3" text:name="Section52">
            <text:p text:style-name="TextBodyIngredients">2 large carrots (chopped)</text:p>
            <text:p text:style-name="TextBodyIngredients">2 ¾ cups broth (or water)</text:p>
            <text:p text:style-name="TextBodyIngredients">1 lb <text:span text:style-name="T63">C</text:span>rimini mushrooms (sliced)</text:p>
            <text:p text:style-name="TextBodyIngredients">1 cup Madeira wine</text:p>
            <text:p text:style-name="TextBodyIngredients">2 large shallots</text:p>
            <text:p text:style-name="TextBodyIngredients">2 oz dried <text:span text:style-name="T63">P</text:span>orcini mushrooms <text:span text:style-name="T62">3Tbs</text:span> Italian parsley </text:p>
            <text:p text:style-name="TextBodyIngredients">5 <text:span text:style-name="T63">Tbs</text:span> butter (can use olive oil)</text:p>
            <text:p text:style-name="TextBodyIngredients">5 medium leeks chopped</text:p>
            <text:p text:style-name="TextBodyIngredients">1 <text:span text:style-name="T63">Tbs</text:span> fresh sage, thyme &amp; rosemary</text:p>
            <text:p text:style-name="TextBodyIngredients">4 large eggs</text:p>
          </text:section>
        </text:section>
        <text:p text:style-name="P95">Instructions</text:p>
        <text:list xml:id="list183949170759821" text:continue-list="list183948089973428" text:style-name="TextRecipeNumbering">
          <text:list-item text:start-value="1">
            <text:p text:style-name="P154">Cut Challah into cubes and bake at 350<text:span text:style-name="T65">° for about 20 min until cubes are toasted.</text:span></text:p>
          </text:list-item>
          <text:list-item>
            <text:p text:style-name="P147">Combine broth &amp; 1/3 cup Made<text:span text:style-name="T64">i</text:span>ra in a large sauce pan &amp; simmer 5 minutes. <text:s/>Remove from heat and add the <text:span text:style-name="T63">P</text:span>orcini mushrooms. <text:s/>Soak 15 minutes, drain and reserve liquid. </text:p>
          </text:list-item>
          <text:list-item>
            <text:p text:style-name="P147">Melt 2 T<text:span text:style-name="T63">bs</text:span> butter (or oil). <text:s/>Add leeks &amp; carrots and <text:span text:style-name="T63">sauté</text:span> ~ 6 minutes. Transfer to bowl. <text:s/></text:p>
          </text:list-item>
          <text:list-item>
            <text:p text:style-name="P147">Melt 3 T<text:span text:style-name="T63">bs</text:span> butter &amp; <text:span text:style-name="T63">sauté</text:span> mushrooms ~6 minutes. </text:p>
          </text:list-item>
          <text:list-item>
            <text:p text:style-name="P147">Add shallots and <text:span text:style-name="T63">P</text:span>orcini and <text:span text:style-name="T63">sauté</text:span> 1 minute more. <text:s/></text:p>
          </text:list-item>
          <text:list-item>
            <text:p text:style-name="P147">Add remaining Madeira wine (2/3 cup) and cook until liquid evaporates ~2 minutes. </text:p>
          </text:list-item>
          <text:list-item>
            <text:p text:style-name="P147">Add herbs &amp; <text:span text:style-name="T63">sauté</text:span> 1 minute. <text:s/></text:p>
          </text:list-item>
          <text:list-item>
            <text:p text:style-name="P147">Add to bowl with leeks and carrots. </text:p>
          </text:list-item>
          <text:list-item>
            <text:p text:style-name="P147">Add vegetable mixture to bread. <text:s/>Season with salt &amp; pepper.</text:p>
          </text:list-item>
          <text:list-item>
            <text:p text:style-name="P147">Mix eggs into stuffing. </text:p>
          </text:list-item>
          <text:list-item>
            <text:p text:style-name="P147">Use mushroom broth to moisten. <text:s/></text:p>
          </text:list-item>
          <text:list-item>
            <text:p text:style-name="P161"><text:span text:style-name="T5">Bake for 30 minutes at 350</text:span><text:span text:style-name="T19">°</text:span><text:span text:style-name="T5">.</text:span></text:p>
          </text:list-item>
        </text:list>
        <text:h text:style-name="P128" text:outline-level="4"><text:alphabetical-index-mark text:string-value="Wild Rice Stuffing with Hazelnuts etc"/>Wild Rice Stuffing with Hazelnuts and Dried Cranberries</text:h>
        <text:p text:style-name="P85"><text:span text:style-name="T11">Pre-heat oven to 350º </text:span><text:span text:style-name="T12">F</text:span><text:span text:style-name="T11">; </text:span><text:span text:style-name="T13">Prep &amp; Cook Time: 1 hour</text:span></text:p>
        <text:p text:style-name="HeadingRecipeIngredients">I<text:span text:style-name="T67">ngredients</text:span></text:p>
        <text:section text:style-name="Sect4" text:name="Section53">
          <text:section text:style-name="Sect3" text:name="Section54">
            <text:p text:style-name="P63">½ cup butter (1 stick)</text:p>
            <text:p text:style-name="TextBodyIngredients">2 large <text:span text:style-name="T67">onions</text:span></text:p>
            <text:p text:style-name="TextBodyIngredients">1 garlic clove, minced</text:p>
            <text:p text:style-name="TextBodyIngredients">6 ¾ cups of low salt chicken <text:span text:style-name="T68">or vegetable </text:span>broth<text:span text:style-name="T68"> </text:span></text:p>
            <text:p text:style-name="TextBodyIngredients">2 cups wild rice</text:p>
            <text:p text:style-name="P62">2 cups long grain brown rice </text:p>
            <text:p text:style-name="P62">2 cups dried cranberries</text:p>
            <text:p text:style-name="TextBodyIngredients">½ cup chopped fresh parsley</text:p>
            <text:p text:style-name="TextBodyIngredients">2 Tbs chopped fresh thyme</text:p>
            <text:p text:style-name="TextBodyIngredients">1 ½ cups hazelnuts, toasted, husked, coarsely chopped</text:p>
            <text:p text:style-name="TextBodyIngredients">1 cup chopped green onions</text:p>
          </text:section>
        </text:section>
        <text:p text:style-name="P96">Instructions</text:p>
        <text:list xml:id="list183949109049790" text:continue-list="list183949170759821" text:style-name="TextRecipeNumbering">
          <text:list-item text:start-value="1">
            <text:p text:style-name="P155"><text:span text:style-name="T66">Melt ½ cup butter in heavy large pot over medium-high heat</text:span><text:span text:style-name="T65">.</text:span></text:p>
          </text:list-item>
          <text:list-item>
            <text:p text:style-name="P158">Add onions and garlic and sauté until tender, about 4 minutes.</text:p>
          </text:list-item>
          <text:list-item>
            <text:p text:style-name="P158">Add chicken broth. <text:s/>Bring to boil.</text:p>
          </text:list-item>
          <text:list-item>
            <text:p text:style-name="P158">Add wild rice.</text:p>
          </text:list-item>
          <text:list-item>
            <text:p text:style-name="P158">Reduce heat to medium low.</text:p>
          </text:list-item>
          <text:list-item>
            <text:p text:style-name="P158">Cover and simmer 30 minutes.</text:p>
          </text:list-item>
          <text:list-item>
            <text:p text:style-name="P158">Mix in brown rice; cook and simmer until rice is just tender and most liquid is absorbed, about 30 minutes longer.</text:p>
          </text:list-item>
          <text:list-item>
            <text:p text:style-name="P158">Stir cranberries, parsley and thyme into rice. <text:s/></text:p>
          </text:list-item>
          <text:list-item>
            <text:p text:style-name="P158">Cover and cook until liquid is absorbed, about 5 minutes longer. </text:p>
          </text:list-item>
          <text:list-item>
            <text:p text:style-name="P158">Mix in hazelnuts and green onions.</text:p>
          </text:list-item>
          <text:list-item>
            <text:p text:style-name="P158">Season generously with salt &amp; pepper.</text:p>
          </text:list-item>
          <text:list-item>
            <text:p text:style-name="P158">Butter 15X10X2 inch glass or ceramic baking dish.</text:p>
          </text:list-item>
          <text:list-item>
            <text:p text:style-name="P158">Cover dish with buttered foil, buttered side down for about 40 minutes.</text:p>
            <text:h text:style-name="P193" text:outline-level="3">Vegetable Sides</text:h>
          </text:list-item>
        </text:list>
        <text:h text:style-name="P129" text:outline-level="4"><text:alphabetical-index-mark-start text:id="IMark90008296"/>Roasted Potatoes with Rosemary <text:alphabetical-index-mark-end text:id="IMark90008296"/></text:h>
        <text:p text:style-name="P5">Prep time: 10 min; Cook time: <text:span text:style-name="T39">3</text:span>5 min; Servings: <text:span text:style-name="T39">4</text:span></text:p>
        <text:p text:style-name="P22"/>
        <text:p text:style-name="P22">Ingredients</text:p>
        <text:section text:style-name="Sect4" text:name="Section57">
          <text:p text:style-name="P3">3 Tbs Olive Oil</text:p>
          <text:p text:style-name="P3">2 Tb<text:span text:style-name="T40">s</text:span> fresh Rosemary</text:p>
          <text:p text:style-name="P3">½ tsp garlic powder (optional)</text:p>
          <text:p text:style-name="P3">2 lbs small potatoes (red skin, Yukon Gold, fingerling)</text:p>
          <text:p text:style-name="P3">¾ tsp Kosher salt &amp; ½ tsp pepper to taste</text:p>
        </text:section>
        <text:p text:style-name="P98">Instructions</text:p>
        <text:list xml:id="list183948922630730" text:continue-list="list183949109049790" text:style-name="TextRecipeNumbering">
          <text:list-item text:start-value="1">
            <text:p text:style-name="P116">Heat the oven to 400 deg F. <text:s/>Either coat baking sheet with non-stick spray or oil or put down parchment paper.</text:p>
          </text:list-item>
          <text:list-item>
            <text:p text:style-name="P116">Stir olive oil, rosemary, garlic powder, salt &amp; pepper in large bowl. <text:s/>Add potatoes &amp; toss well until all potatoes are coated.</text:p>
          </text:list-item>
          <text:list-item>
            <text:p text:style-name="P116">Put potatoes on baking sheet.</text:p>
          </text:list-item>
          <text:list-item>
            <text:p text:style-name="P115">Bake 30-35 minutes, stirring occasionally until potatoes are fork-tender and golden brown.</text:p>
          </text:list-item>
        </text:list>
        <text:h text:style-name="P130" text:outline-level="4"><text:alphabetical-index-mark-start text:id="IMark90008296"/><text:span text:style-name="T10">C</text:span><text:span text:style-name="T9">old Herb-Flavored Marinated Green Beans</text:span><text:alphabetical-index-mark-end text:id="IMark90008296"/></text:h>
        <text:p text:style-name="P6">Prep time: <text:span text:style-name="T69">5</text:span>0 min; Servings: <text:span text:style-name="T69">6</text:span></text:p>
        <text:p text:style-name="P23"/>
        <text:p text:style-name="P23">Ingredients</text:p>
        <text:section text:style-name="Sect4" text:name="Section59">
          <text:p text:style-name="P4"><text:span text:style-name="T69">2</text:span> Tbs <text:span text:style-name="T69">chopped fresh parsley</text:span></text:p>
          <text:p text:style-name="P4">2 Tb<text:span text:style-name="T40">s</text:span> fresh <text:span text:style-name="T69">Basil chopped</text:span></text:p>
          <text:p text:style-name="P2">1 tsp fresh oregano</text:p>
          <text:p text:style-name="P2">5 Tbs white wine vinegar</text:p>
          <text:p text:style-name="P4">2 lbs <text:span text:style-name="T69">finely chopped onion</text:span></text:p>
          <text:p text:style-name="P4"><text:span text:style-name="T69">2 cloves garlic, peeled &amp; crushed</text:span> <text:span text:style-name="T69">1 lb green beans</text:span></text:p>
          <text:p text:style-name="P2">1/3 cup virgin olive oil</text:p>
          <text:p text:style-name="P2">Salt to taste</text:p>
          <text:p text:style-name="P2">Fresh ground pepper to taste.</text:p>
        </text:section>
        <text:p text:style-name="P99">Instructions</text:p>
        <text:list xml:id="list183948721012305" text:continue-list="list183948922630730" text:style-name="TextRecipeNumbering">
          <text:list-item text:start-value="1">
            <text:p text:style-name="P118">Choose a large bowl and place parsley, basil, oregano &amp; vinegar in it. <text:s/>Let it steep for 10 minutes. <text:s/>Add onion, garlic &amp; mix well. <text:s/>Let steep for another 30 minutes.</text:p>
          </text:list-item>
          <text:list-item>
            <text:p text:style-name="P117"><text:span text:style-name="T69">Snap off ends of green beans, rinse in cold water and drop into boiling salt water. <text:s/>Drain beans while still very firm</text:span>.</text:p>
          </text:list-item>
          <text:list-item>
            <text:p text:style-name="P118">Add warm beans to bowl with vinegar &amp; herbs.</text:p>
          </text:list-item>
          <text:list-item>
            <text:p text:style-name="P119">Serve beans at room temperature, adding olive oil &amp; salt &amp; pepper to taste just before serving. 6 servings.</text:p>
            <text:h text:style-name="P194" text:outline-level="3">Cereals</text:h>
          </text:list-item>
        </text:list>
        <text:h text:style-name="P130" text:outline-level="4"><text:alphabetical-index-mark-start text:id="IMark90017560"/>Granola<text:alphabetical-index-mark-end text:id="IMark90017560"/></text:h>
        <text:p text:style-name="P6">Prep time: <text:span text:style-name="T69">5</text:span>0 min; <text:s/><text:span text:style-name="T71">Makes 8-10 cups</text:span></text:p>
        <text:p text:style-name="P23"/>
        <text:p text:style-name="P23">Ingredients</text:p>
        <text:section text:style-name="Sect4" text:name="Section42">
          <text:p text:style-name="P64">6 cups rolled oats (old-fashioned slow-cooking kind)</text:p>
          <text:p text:style-name="P64">1 cup roasted unsalted almonds</text:p>
          <text:p text:style-name="P64">1/4 cup sunflower seeds (raw or roasted)</text:p>
          <text:p text:style-name="P64">1/4 cup raw <text:span text:style-name="T76">P</text:span>epitas (pumpkin seeds, TJ carries them)</text:p>
          <text:p text:style-name="P64">1/2 cup chopped walnuts</text:p>
          <text:p text:style-name="P64">1/2 cup shredded unsweetened coconut </text:p>
          <text:p text:style-name="P64">1/2 tsp. salt</text:p>
          <text:p text:style-name="P64">1/2 tsp. Cinnamon</text:p>
          <text:p text:style-name="P64">3/4 cup olive oil</text:p>
          <text:p text:style-name="P64">1 tsp. vanilla</text:p>
          <text:p text:style-name="P64">Enough of the following sweeteners to equal 3/4 cup:</text:p>
          <text:p text:style-name="P64">Maple syrup</text:p>
          <text:p text:style-name="P64">Honey <text:s text:c="2"/></text:p>
          <text:p text:style-name="P64">Molasses <text:s text:c="12"/></text:p>
          <text:p text:style-name="P64"><text:span text:style-name="T71">Mia </text:span>usually use<text:span text:style-name="T71">s</text:span> mostly syrup and the rest <text:s/>(3-4 Tablespoons) honey/molasses</text:p>
        </text:section>
        <text:p text:style-name="P99">Instructions</text:p>
        <text:list xml:id="list183949110721887" text:continue-list="list183948721012305" text:style-name="TextRecipeNumbering">
          <text:list-item text:start-value="1">
            <text:p text:style-name="P118">Mix <text:span text:style-name="T70">ingredients (oats, almonds, sunflower seeds, Pepitas, chopped walnuts, coconut, salt and cinnamon) </text:span>well in a large baking pot with high sides.</text:p>
          </text:list-item>
          <text:list-item>
            <text:p text:style-name="P117"><text:span text:style-name="T71">Stir in and coat well remaining ingredients.</text:span>.</text:p>
          </text:list-item>
          <text:list-item>
            <text:p text:style-name="P111"><text:span text:style-name="T6">Bake </text:span><text:span text:style-name="T7">at 350 for about 25-30 min</text:span><text:span text:style-name="T8">ute</text:span><text:span text:style-name="T7">s. Stir well every 10 minutes, being sure to turn over bits near the edges and bottom of pan. The oats will look brown when it's done. After you remove the pan from the oven you can stir in 1/2 cup dried fruit. The granola will not harden until after it cools down. It will stick to the pan after it cools, so scoop it <text:s/>out while it's still warm and put it in a bowl.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Times New Roman1" svg:font-family="'Times New Roman'" style:font-family-generic="roma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Fishscale" xlink:href="Pictures/100000000000000800000008B93A0289EBFF4C5B.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loext: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loext: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loext:contextual-spacing="false" fo:text-align="center" style:justify-single-word="false" style:page-number="auto" fo:break-before="page">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style:font-weight-complex="bold" fo:hyphenate="false" fo:hyphenation-remain-char-count="2" fo:hyphenation-push-char-count="2"/>
    </style:style>
    <style:style style:name="HeadingRecipeIngredients" style:family="paragraph" style:next-style-name="TextBodyIngredients">
      <style:paragraph-properties fo:margin-top="0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fo:hyphenate="false" fo:hyphenation-remain-char-count="2" fo:hyphenation-push-char-count="2"/>
    </style:style>
    <style:style style:name="HeadingRecipeInstructions" style:family="paragraph" style:next-style-name="TextInstructionsNumbered">
      <style:paragraph-properties fo:margin-top="0.1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style:font-name="Times New Roman" fo:font-family="'Times New Roman'" style:font-family-generic="roman" style:font-pitch="variable" fo:font-size="12pt" fo:language="en" fo:country="US" style:text-underline-style="none" fo:font-weight="bold" style:font-name-asian="Times New Roman" style:font-family-asian="'Times New Roman'" style:font-family-generic-asian="roman" style:font-pitch-asian="variable" style:font-size-asian="12pt" style:language-asian="zxx" style:country-asian="none"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loext:contextual-spacing="false" fo:text-align="center" style:justify-single-word="false" style:page-number="auto"/>
      <style:text-properties style:font-name="Gabriola"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loext:contextual-spacing="false" fo:text-align="center" style:justify-single-word="false" fo:orphans="0" fo:widows="0" fo:hyphenation-ladder-count="no-limit" fo:text-indent="0in" style:auto-text-indent="false"/>
      <style:text-properties style:use-window-font-color="true" style:font-name="Gabriola1" fo:font-family="Gabriola" style:font-family-generic="decorative" style:font-pitch="variable" fo:font-size="24pt" fo:language="en" fo:country="US" style:text-underline-style="none" fo:font-weight="normal" style:font-name-asian="SimSun1" style:font-family-asian="SimSun" style:font-pitch-asian="variable" style:font-size-asian="24pt" style:language-asian="zh" style:country-asian="CN"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5.5in" fo:page-height="8.5in" style:num-format="1" style:print-orientation="landscape" fo:margin-top="0.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RecipeHalfPageStyle" style:page-layout-name="Mpm1"/>
    <style:master-page style:name="TitlePageStyle" style:page-layout-name="Mpm2"/>
    <style:master-page style:name="SpineTitlePageStyle" style:page-layout-name="Mpm3"/>
    <style:master-page style:name="RightPageRecipe" style:page-layout-name="Mpm4" style:next-style-name="MirrorPageRecipe"/>
    <style:master-page style:name="MirrorPageRecipe" style:page-layout-name="Mpm5"/>
    <style:master-page style:name="RecipeHalfPageRightStyle" style:page-layout-name="Mpm6" style:next-style-name="RecipeHalfPageStyl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in d’amande</dc:title>
    <meta:initial-creator>David Holland-Moritz</meta:initial-creator>
    <meta:creation-date>2011-12-23T19:46:00</meta:creation-date>
    <dc:date>2019-11-15T18:39:47.207490461</dc:date>
    <meta:editing-cycles>127</meta:editing-cycles>
    <meta:editing-duration>P1DT9M49S</meta:editing-duration>
    <meta:generator>LibreOffice/5.0.3.2$Linux_X86_64 LibreOffice_project/00m0$Build-2</meta:generator>
    <dc:creator>David Holland-Moritz</dc:creator>
    <meta:document-statistic meta:table-count="0" meta:image-count="0" meta:object-count="0" meta:page-count="50" meta:paragraph-count="814" meta:word-count="6412" meta:character-count="34646" meta:non-whitespace-character-count="28770"/>
  </office:meta>
</office:document-meta>
</file>